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872in"/>
    </style:style>
    <style:style style:name="co7" style:family="table-column">
      <style:table-column-properties fo:break-before="auto" style:column-width="1.3909in"/>
    </style:style>
    <style:style style:name="co8" style:family="table-column">
      <style:table-column-properties fo:break-before="auto" style:column-width="2.7839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0102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7.916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86];[.F186];[.D186];[.G186];[.H186])" office:value-type="string" office:string-value="Class 1: 471 - The Azarinth Sentinel" calcext:value-type="string">
            <text:p>Class 1: 471 - The Azarinth Sentinel</text:p>
          </table:table-cell>
          <table:table-cell table:style-name="ce6" table:number-columns-repeated="2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2"/>
        </table:table-row>
        <table:table-row table:style-name="ro1">
          <table:table-cell table:style-name="ce8" table:formula="of:=COM.MICROSOFT.CONCAT([.C187];[.F187];[.D187];[.G187];[.H187])" office:value-type="string" office:string-value="Class 2: 465 - Kin of Ash" calcext:value-type="string">
            <text:p>Class 2: 465 - Kin of Ash</text:p>
          </table:table-cell>
          <table:table-cell table:number-columns-repeated="2"/>
          <table:table-cell office:value-type="string" calcext:value-type="string">
            <text:p>Vit</text:p>
          </table:table-cell>
          <table:table-cell table:style-name="ce8" office:value-type="float" office:value="1400" calcext:value-type="float">
            <text:p>1400</text:p>
          </table:table-cell>
          <table:table-cell table:style-name="ce5" table:formula="of:=[.E2]" office:value-type="float" office:value="1400" calcext:value-type="float">
            <text:p>1400.0</text:p>
          </table:table-cell>
          <table:table-cell/>
          <table:table-cell table:style-name="ce6"/>
          <table:table-cell table:style-name="ce32" table:formula="of:=[.U9]" office:value-type="float" office:value="16280560.55808" calcext:value-type="float">
            <text:p>16,280,561</text:p>
          </table:table-cell>
          <table:table-cell table:style-name="ce11" table:formula="of:=[.V9]" office:value-type="float" office:value="1096997.888" calcext:value-type="float">
            <text:p>1,096,997.9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5]))" office:value-type="float" office:value="25088" calcext:value-type="float">
            <text:p>25088</text:p>
          </table:table-cell>
          <table:table-cell office:value-type="string" calcext:value-type="string">
            <text:p>hp/sec</text:p>
          </table:table-cell>
          <table:table-cell table:style-name="ce14" table:formula="of:=[.S2]*(1+[.R15])/100/60" office:value-type="float" office:value="60.6293333333333" calcext:value-type="float">
            <text:p>60.6</text:p>
          </table:table-cell>
          <table:table-cell table:style-name="ce10" table:formula="of:=1.1%*(1+[.R15])/60" office:value-type="percentage" office:value="0.00265833333333333" calcext:value-type="percentage">
            <text:p>0.27%</text:p>
          </table:table-cell>
          <table:table-cell table:style-name="ce9" table:formula="of:=[.V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30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2"/>
        </table:table-row>
        <table:table-row table:style-name="ro1">
          <table:table-cell table:style-name="ce8" table:formula="of:=COM.MICROSOFT.CONCAT([.C188];[.F188];[.D188];[.G188];[.H188])" office:value-type="string" office:string-value="Class 3: 417 - The Faen Valkyrie" calcext:value-type="string">
            <text:p>Class 3: 417 - The Faen Valkyrie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35.49" calcext:value-type="float">
            <text:p>35.49</text:p>
          </table:table-cell>
          <table:table-cell table:style-name="ce12" table:formula="of:=[.U10]" office:value-type="percentage" office:value="35.49" calcext:value-type="percentage">
            <text:p>3549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79.75" calcext:value-type="float">
            <text:p>79.8</text:p>
          </table:table-cell>
          <table:table-cell table:style-name="ce10" table:formula="of:=[.W3]/60" office:value-type="percentage" office:value="0.00275" calcext:value-type="percentage">
            <text:p>0.28%</text:p>
          </table:table-cell>
          <table:table-cell table:style-name="ce9" table:formula="of:=2%+([.F7]/100/100/2)" office:value-type="percentage" office:value="0.165" calcext:value-type="percentage">
            <text:p>16.5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3]*[.AB3]*[.AC3]*[.AD3]" office:value-type="float" office:value="54" calcext:value-type="float">
            <text:p>54</text:p>
          </table:table-cell>
          <table:table-cell table:style-name="ce42" table:formula="of:=[.AJ3]*2.20462" office:value-type="float" office:value="119.04948" calcext:value-type="float">
            <text:p>119.05</text:p>
          </table:table-cell>
          <table:table-cell table:style-name="ce42" table:formula="of:=[.AK3]/2000" office:value-type="float" office:value="0.05952474" calcext:value-type="float">
            <text:p>0.06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15" calcext:value-type="float">
            <text:p>515</text:p>
          </table:table-cell>
          <table:table-cell table:style-name="ce5" table:formula="of:=[.E4]*(1+[.X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U11]" office:value-type="float" office:value="18.25" calcext:value-type="float">
            <text:p>18.25</text:p>
          </table:table-cell>
          <table:table-cell table:style-name="ce12" table:formula="of:=[.U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" office:value-type="float" office:value="29000" calcext:value-type="float">
            <text:p>29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101.935" calcext:value-type="float">
            <text:p>101.9</text:p>
          </table:table-cell>
          <table:table-cell table:style-name="ce10" table:formula="of:=[.W4]/60" office:value-type="percentage" office:value="0.003515" calcext:value-type="percentage">
            <text:p>0.35%</text:p>
          </table:table-cell>
          <table:table-cell table:style-name="ce9" table:formula="of:=1%*(1+3+3%*[.E75])+([.F7]/100/100/2)+1%" office:value-type="percentage" office:value="0.2109" calcext:value-type="percentage">
            <text:p>21.09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4]*[.AB4]*[.AC4]*[.AD4]" office:value-type="float" office:value="102" calcext:value-type="float">
            <text:p>102</text:p>
          </table:table-cell>
          <table:table-cell table:style-name="ce42" table:formula="of:=[.AJ4]*2.20462" office:value-type="float" office:value="224.87124" calcext:value-type="float">
            <text:p>224.87</text:p>
          </table:table-cell>
          <table:table-cell table:style-name="ce42" table:formula="of:=[.AK4]/2000" office:value-type="float" office:value="0.11243562" calcext:value-type="float">
            <text:p>0.1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0:.E190])" office:value-type="string" office:string-value="700% Body Enhancement" calcext:value-type="string">
            <text:p>7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5])" office:value-type="float" office:value="2970" calcext:value-type="float">
            <text:p>2970.0</text:p>
          </table:table-cell>
          <table:table-cell/>
          <table:table-cell table:style-name="ce6"/>
          <table:table-cell table:style-name="ce6" table:formula="of:=[.U12]" office:value-type="float" office:value="5.85" calcext:value-type="float">
            <text:p>5.85</text:p>
          </table:table-cell>
          <table:table-cell table:style-name="ce12" table:formula="of:=[.U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J3:.AJ4])" office:value-type="float" office:value="156" calcext:value-type="float">
            <text:p>156</text:p>
          </table:table-cell>
          <table:table-cell table:style-name="ce42" table:formula="of:=SUM([.AK3:.AK4])" office:value-type="float" office:value="343.92072" calcext:value-type="float">
            <text:p>343.92</text:p>
          </table:table-cell>
          <table:table-cell table:style-name="ce42" table:formula="of:=[.AK5]/2000" office:value-type="float" office:value="0.17196036" calcext:value-type="float">
            <text:p>0.17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1:.E191])" office:value-type="string" office:string-value="200% Healing" calcext:value-type="string">
            <text:p>2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420" calcext:value-type="float">
            <text:p>1420</text:p>
          </table:table-cell>
          <table:table-cell table:style-name="ce5" table:formula="of:=[.E6]*(1+[.AD15])" office:value-type="float" office:value="19028" calcext:value-type="float">
            <text:p>19028.0</text:p>
          </table:table-cell>
          <table:table-cell/>
          <table:table-cell table:style-name="ce6"/>
          <table:table-cell table:style-name="ce6" table:formula="of:=[.T16]" office:value-type="float" office:value="0" calcext:value-type="float">
            <text:p>0</text:p>
          </table:table-cell>
          <table:table-cell table:style-name="ce12" table:formula="of:=[.U15]" office:value-type="percentage" office:value="15.6" calcext:value-type="percentage">
            <text:p>156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2:.E192])" office:value-type="string" office:string-value="100% Ashen" calcext:value-type="string">
            <text:p>1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450" calcext:value-type="float">
            <text:p>1450</text:p>
          </table:table-cell>
          <table:table-cell table:style-name="ce5" table:formula="of:=[.E7]*2" office:value-type="float" office:value="2900" calcext:value-type="float">
            <text:p>29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3:.E193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5]))/(1/(1+[.$AV$15]))" office:value-type="float" office:value="5950497.28" calcext:value-type="float">
            <text:p>5950497.28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16280560.55808" calcext:value-type="float">
            <text:p>16280560.55808</text:p>
          </table:table-cell>
          <table:table-cell table:style-name="ce6" table:formula="of:=([.S11]+[.S12])/2" office:value-type="float" office:value="1096997.888" calcext:value-type="float">
            <text:p>1096997.888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2"/>
        </table:table-row>
        <table:table-row table:style-name="ro1">
          <table:table-cell table:formula="of:=COM.MICROSOFT.CONCAT(&quot;Vit: &quot;; [.M195];[.E2])" office:value-type="string" office:string-value="Vit: 1400" calcext:value-type="string">
            <text:p>Vit: 140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5]))/(1/(1+[.$AJ$15]))/(1/(1+[.$AV$15]))" office:value-type="float" office:value="26610623.83616" calcext:value-type="float">
            <text:p>26610623.83616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5]" office:value-type="percentage" office:value="35.49" calcext:value-type="percentage">
            <text:p>3549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2"/>
        </table:table-row>
        <table:table-row table:style-name="ro1">
          <table:table-cell table:formula="of:=COM.MICROSOFT.CONCAT(&quot;End: &quot;;[.M196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O$15]+[.$AV$15]+[.$AM$15])" office:value-type="percentage" office:value="0.976723616218984" calcext:value-type="percentage">
            <text:p>97.7%</text:p>
          </table:table-cell>
          <table:table-cell table:formula="of:=1/(1-[.Q11])" office:value-type="float" office:value="42.9619999999999" calcext:value-type="float">
            <text:p>42.9619999999999</text:p>
          </table:table-cell>
          <table:table-cell table:formula="of:=[.$S$2]/(1/(1+[.$O$15]+[.$AV$15]))" office:value-type="float" office:value="1053445.12" calcext:value-type="float">
            <text:p>1053445.12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5]" office:value-type="percentage" office:value="18.25" calcext:value-type="percentage">
            <text:p>1825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2"/>
        </table:table-row>
        <table:table-row table:style-name="ro1">
          <table:table-cell table:formula="of:=COM.MICROSOFT.CONCAT(&quot;Str: &quot;; [.M197];[.F197];[.K197];[.G197];[.H197];[.I197])" office:value-type="string" office:string-value="Str:  515  [6,901.0]" calcext:value-type="string">
            <text:p>Str: <text:s/>515 <text:s/>[6,901.0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O$15]+[.$AJ$15]+[.$AV$15])" office:value-type="percentage" office:value="0.978003607408385" calcext:value-type="percentage">
            <text:p>97.8%</text:p>
          </table:table-cell>
          <table:table-cell table:formula="of:=1/(1-[.Q12])" office:value-type="float" office:value="45.4619999999999" calcext:value-type="float">
            <text:p>45.4619999999999</text:p>
          </table:table-cell>
          <table:table-cell table:formula="of:=[.$S$2]/(1/(1+[.$O$15]+[.$AJ$15]+[.$AV$15]))" office:value-type="float" office:value="1140550.656" calcext:value-type="float">
            <text:p>1140550.656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5]" office:value-type="percentage" office:value="5.85" calcext:value-type="percentage">
            <text:p>585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2"/>
        </table:table-row>
        <table:table-row table:style-name="ro1">
          <table:table-cell table:formula="of:=COM.MICROSOFT.CONCAT(&quot;Dex: &quot;; [.M198];[.F198];[.K198];[.G198];[.H198];[.I198])" office:value-type="string" office:string-value="Dex:  450  [2,970.0]" calcext:value-type="string">
            <text:p>Dex: <text:s/>450 <text:s/>[2,970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77363611813685" calcext:value-type="percentage">
            <text:p>97.7%</text:p>
          </table:table-cell>
          <table:table-cell table:style-name="ce14" table:formula="of:=([.R11]+[.R12])/2" office:value-type="float" office:value="44.2119999999999" calcext:value-type="float">
            <text:p>44.2</text:p>
          </table:table-cell>
          <table:table-cell table:style-name="ce14" table:formula="of:=([.S11]+[.S12])/2" office:value-type="float" office:value="1096997.888" calcext:value-type="float">
            <text:p>1096997.9</text:p>
          </table:table-cell>
          <table:table-cell table:style-name="ce6" table:number-columns-repeated="2"/>
          <table:table-cell table:number-columns-repeated="15"/>
          <table:table-cell table:style-name="ce9" table:formula="of:=[.AK46]+[.AL46]*[.E46]" office:value-type="percentage" office:value="0.108" calcext:value-type="percentage">
            <text:p>10.80%</text:p>
          </table:table-cell>
          <table:table-cell table:number-columns-repeated="9"/>
          <table:table-cell table:style-name="ce9" table:formula="of:=([.AT23]+[.AU23]*[.$E23])" office:value-type="percentage" office:value="0.55" calcext:value-type="percentage">
            <text:p>55.00%</text:p>
          </table:table-cell>
          <table:table-cell/>
          <table:table-cell table:style-name="ce9" table:formula="of:=[.AW46]+[.AX46]*[.E46]" office:value-type="percentage" office:value="0.088" calcext:value-type="percentage">
            <text:p>8.8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2"/>
        </table:table-row>
        <table:table-row table:style-name="ro1">
          <table:table-cell table:formula="of:=COM.MICROSOFT.CONCAT(&quot;Int: &quot;;[.M199]; [.F199];[.K199];[.G199]; [.H199]; [.I199])" office:value-type="string" office:string-value="Int: 1420 [19,028.0]" calcext:value-type="string">
            <text:p>Int: 1420 [19,028.0]</text:p>
          </table:table-cell>
          <table:table-cell table:number-columns-repeated="3"/>
          <table:table-cell table:style-name="ce9"/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2"/>
        </table:table-row>
        <table:table-row table:style-name="ro1">
          <table:table-cell table:formula="of:=COM.MICROSOFT.CONCAT(&quot;Wis: &quot;; [.M200];[.E7])" office:value-type="string" office:string-value="Wis: 1450" calcext:value-type="string">
            <text:p>Wis: 1450</text:p>
          </table:table-cell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0:.O152])" office:value-type="percentage" office:value="35.49" calcext:value-type="percentage">
            <text:p>3549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0:.R152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0:.U152])" office:value-type="percentage" office:value="15.6" calcext:value-type="percentage">
            <text:p>156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0:.X152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0:.AA152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D20:.AD152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0:.AG152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0:.AJ152])" office:value-type="percentage" office:value="3.472" calcext:value-type="percentage">
            <text:p>347.2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0:.AM152])" office:value-type="percentage" office:value="0.972" calcext:value-type="percentage">
            <text:p>97.2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0:.AP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0:.AS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0:.AV152])" office:value-type="percentage" office:value="5.5" calcext:value-type="percentage">
            <text:p>5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0:.AY152])" office:value-type="percentage" office:value="0.792" calcext:value-type="percentage">
            <text:p>79.20%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2"/>
        </table:table-row>
        <table:table-row table:style-name="ro1">
          <table:table-cell table:style-name="ce14" table:formula="of:=COM.MICROSOFT.CONCAT(&quot;Resilience: &quot;; [.F202])" office:value-type="string" office:string-value="Resilience: 3,549.0%" calcext:value-type="string">
            <text:p>Resilience: 3,549.0%</text:p>
          </table:table-cell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471" calcext:value-type="float">
            <text:p>471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2"/>
        </table:table-row>
        <table:table-row table:style-name="ro1">
          <table:table-cell table:style-name="ce9" table:formula="of:=COM.MICROSOFT.CONCAT(&quot;Speed+:     &quot;;[.F203])" office:value-type="string" office:string-value="Speed+:     1,825.0%" calcext:value-type="string">
            <text:p>Speed+: <text:s text:c="4"/>1,825.0%</text:p>
          </table:table-cell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8]+([.C18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8]=1;[.$E$9];0%)+IF([.H18]=1;[.$E$11];0%)+IF([.G18]=1;[.$E$10];0%)" office:value-type="percentage" office:value="3" calcext:value-type="percentage">
            <text:p>300.00%</text:p>
          </table:table-cell>
          <table:table-cell table:style-name="ce2" table:number-columns-repeated="47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2"/>
        </table:table-row>
        <table:table-row table:style-name="ro1">
          <table:table-cell table:style-name="ce9" table:formula="of:=COM.MICROSOFT.CONCAT(&quot;Damage+:    &quot;; [.F204])" office:value-type="string" office:string-value="Damage+:    1,560.0%" calcext:value-type="string">
            <text:p>Damage+: <text:s text:c="3"/>1,560.0%</text:p>
          </table:table-cell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19]+([.C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19]=1;[.$E$9];0%)+IF([.H19]=1;[.$E$11];0%)+IF([.G19]=1;[.$E$10];0%)" office:value-type="percentage" office:value="3" calcext:value-type="percentage">
            <text:p>300.00%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20]+([.C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0]=1;[.$E$9];0%)+IF([.H20]=1;[.$E$11];0%)+IF([.G20]=1;[.$E$10];0%)" office:value-type="percentage" office:value="8" calcext:value-type="percentage">
            <text:p>800.00%</text:p>
          </table:table-cell>
          <table:table-cell table:style-name="ce35" table:formula="of:=([.M20]+[.N20]*[.$E20])" office:value-type="percentage" office:value="0.85" calcext:value-type="percentage">
            <text:p>85.00%</text:p>
          </table:table-cell>
          <table:table-cell table:style-name="ce35" table:formula="of:=[.O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0]+[.N20]*[.$E20])*[.$J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0]+[.W20]*[.$E20])*[.$J20]" office:value-type="percentage" office:value="6.8" calcext:value-type="percentage">
            <text:p>68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0]+[.AC20]*[.$E20])*[.$J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0]+[.AF20]*[.$E20])*[.$J20]" office:value-type="percentage" office:value="6.8" calcext:value-type="percentage">
            <text:p>680.00%</text:p>
          </table:table-cell>
          <table:table-cell table:style-name="ce3" table:number-columns-repeated="24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2"/>
        </table:table-row>
        <table:table-row table:style-name="ro1">
          <table:table-cell table:formula="of:=COM.MICROSOFT.CONCAT(&quot;Health: &quot;; [.E206];[.C206])" office:value-type="string" office:string-value="Health:  25,088" calcext:value-type="string">
            <text:p>Health: <text:s/>25,088</text:p>
          </table:table-cell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21]+([.C21]-1)*20" office:value-type="float" office:value="70" calcext:value-type="float">
            <text:p>70</text:p>
          </table:table-cell>
          <table:table-cell table:number-columns-repeated="4"/>
          <table:table-cell table:style-name="ce9" table:formula="of:=1+IF([.F21]=1;[.$E$9];0%)+IF([.H21]=1;[.$E$11];0%)+IF([.G21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2"/>
        </table:table-row>
        <table:table-row table:style-name="ro1">
          <table:table-cell table:formula="of:=COM.MICROSOFT.CONCAT(&quot;Stamina:&quot;; [.E207];[.C207])" office:value-type="string" office:string-value="Stamina:  4,500" calcext:value-type="string">
            <text:p>Stamina: <text:s/>4,500</text:p>
          </table:table-cell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2]+([.C22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24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2"/>
        </table:table-row>
        <table:table-row table:style-name="ro1">
          <table:table-cell table:formula="of:=COM.MICROSOFT.CONCAT(&quot;Mana:   &quot;; [.E208];[.C208])" office:value-type="string" office:string-value="Mana:    29,000" calcext:value-type="string">
            <text:p>Mana: <text:s text:c="3"/>29,000</text:p>
          </table:table-cell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3]+([.C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3]=1;[.$E$9];0%)+IF([.H23]=1;[.$E$11];0%)+IF([.G23]=1;[.$E$10];0%)" office:value-type="percentage" office:value="10" calcext:value-type="percentage">
            <text:p>1000.00%</text:p>
          </table:table-cell>
          <table:table-cell table:style-name="ce37" table:formula="of:=([.P23]+[.Q23]*[.$E23])" office:value-type="percentage" office:value="1.35" calcext:value-type="percentage">
            <text:p>135.00%</text:p>
          </table:table-cell>
          <table:table-cell table:style-name="ce37" table:formula="of:=[.R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3]+[.Q23]*[.$E23])*[.$J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3]+[.AI23]*[.$E23])*[.$J23]" office:value-type="percentage" office:value="2.5" calcext:value-type="percentage">
            <text:p>2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3]+[.AU23]*[.$E23])*[.$J23]" office:value-type="percentage" office:value="5.5" calcext:value-type="percentage">
            <text:p>550.00%</text:p>
          </table:table-cell>
          <table:table-cell table:style-name="ce13" table:number-columns-repeated="9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2"/>
        </table:table-row>
        <table:table-row table:style-name="ro1">
          <table:table-cell/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4]+([.C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4]=1;[.$E$9];0%)+IF([.H24]=1;[.$E$11];0%)+IF([.G24]=1;[.$E$10];0%)" office:value-type="percentage" office:value="8" calcext:value-type="percentage">
            <text:p>800.00%</text:p>
          </table:table-cell>
          <table:table-cell table:style-name="ce38" table:formula="of:=([.S24]+[.T24]*[.$E24])" office:value-type="percentage" office:value="1.1" calcext:value-type="percentage">
            <text:p>110.00%</text:p>
          </table:table-cell>
          <table:table-cell table:style-name="ce38" table:formula="of:=[.U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4]+[.T24]*[.$E24])*[.$J24]" office:value-type="percentage" office:value="8.8" calcext:value-type="percentage">
            <text:p>880.00%</text:p>
          </table:table-cell>
          <table:table-cell table:style-name="ce15"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2"/>
        </table:table-row>
        <table:table-row table:style-name="ro1">
          <table:table-cell office:value-type="string" calcext:value-type="string">
            <text:p>Regen:</text:p>
          </table:table-cell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5]+([.C25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5]=1;[.$E$9];0%)+IF([.H25]=1;[.$E$11];0%)+IF([.G25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11:.K211])" office:value-type="string" office:string-value="hp/sec:  0.27% [60.6] [376.2 seconds]" calcext:value-type="string">
            <text:p>hp/sec: <text:s/>0.27% [60.6] [376.2 seconds]</text:p>
          </table:table-cell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6]+([.C26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6]=1;[.$E$9];0%)+IF([.H26]=1;[.$E$11];0%)+IF([.G26]=1;[.$E$10];0%)" office:value-type="percentage" office:value="8" calcext:value-type="percentage">
            <text:p>8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D212:.K212])" office:value-type="string" office:string-value="mp/sec:  0.28% [79.8] [363.6 seconds]" calcext:value-type="string">
            <text:p>mp/sec: <text:s/>0.28% [79.8] [363.6 seconds]</text:p>
          </table:table-cell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7]+([.C2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7]=1;[.$E$9];0%)+IF([.H27]=1;[.$E$11];0%)+IF([.G27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13:.K213])" office:value-type="string" office:string-value="w/Med:   0.35% [101.9] [284.5 seconds]" calcext:value-type="string">
            <text:p>w/Med: <text:s text:c="2"/>0.35% [101.9] [284.5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465" calcext:value-type="float">
            <text:p>465</text:p>
          </table:table-cell>
          <table:table-cell table:style-name="ce6"/>
          <table:table-cell table:number-columns-repeated="5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2"/>
        </table:table-row>
        <table:table-row table:style-name="ro1">
          <table:table-cell table:formula="of:=COM.MICROSOFT.CONCAT(&quot;Mitigation:       &quot;; [.D215];[.E215];[.F215];[.G215]; [.H215]; [.I215])" office:value-type="string" office:string-value="Mitigation:       97.736%     [hp x 44.21]" calcext:value-type="string">
            <text:p>Mitigation: <text:s text:c="6"/>97.736% <text:s text:c="4"/>[hp x 44.21]</text:p>
          </table:table-cell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0]+([.C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0]=1;[.$E$9];0%)+IF([.H30]=1;[.$E$11];0%)+IF([.G30]=1;[.$E$10];0%)" office:value-type="percentage" office:value="9" calcext:value-type="percentage">
            <text:p>900.00%</text:p>
          </table:table-cell>
          <table:table-cell table:style-name="ce34" table:formula="of:=([.M30]+[.N30]*[.$E30])" office:value-type="percentage" office:value="1.35" calcext:value-type="percentage">
            <text:p>135.00%</text:p>
          </table:table-cell>
          <table:table-cell table:style-name="ce34" table:formula="of:=[.O30]" office:value-type="percentage" office:value="12.15" calcext:value-type="percentage">
            <text:p>1215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0]+[.N30]*[.$E30])*[.$J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24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2"/>
        </table:table-row>
        <table:table-row table:style-name="ro1">
          <table:table-cell table:formula="of:=COM.MICROSOFT.CONCAT(&quot;Effective Health: &quot;; [.D216]; [.E216]; [.F216]; [.G216]; [.H216]; [.I216])" office:value-type="string" office:string-value="Effective Health: 1,096,997.9 [hp x 79.23]" calcext:value-type="string">
            <text:p>Effective Health: 1,096,997.9 [hp x 79.23]</text:p>
          </table:table-cell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1]+([.C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1]=1;[.$E$9];0%)+IF([.H31]=1;[.$E$11];0%)+IF([.G31]=1;[.$E$10];0%)" office:value-type="percentage" office:value="8" calcext:value-type="percentage">
            <text:p>800.00%</text:p>
          </table:table-cell>
          <table:table-cell table:style-name="ce9" table:formula="of:=([.M31]+[.N31]*[.$E31])" office:value-type="percentage" office:value="0.7" calcext:value-type="percentage">
            <text:p>70.00%</text:p>
          </table:table-cell>
          <table:table-cell table:style-name="ce9" table:formula="of:=[.O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1]+[.N31]*[.$E31])*[.$J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1]+[.W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1]+[.Z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1]+[.AC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1]+[.AF31]*[.$E31])*[.$J31]" office:value-type="percentage" office:value="5.6" calcext:value-type="percentage">
            <text:p>560.00%</text:p>
          </table:table-cell>
          <table:table-cell table:number-columns-repeated="24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2]+([.C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2]=1;[.$E$9];0%)+IF([.H32]=1;[.$E$11];0%)+IF([.G32]=1;[.$E$10];0%)" office:value-type="percentage" office:value="2" calcext:value-type="percentage">
            <text:p>200.00%</text:p>
          </table:table-cell>
          <table:table-cell table:style-name="ce3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2"/>
        </table:table-row>
        <table:table-row table:style-name="ro1">
          <table:table-cell table:formula="of:=[.B17]" office:value-type="string" office:string-value="The Azarinth Sentinel" calcext:value-type="string">
            <text:p>The Azarinth Sentinel</text:p>
          </table:table-cell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3]+([.C33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3]=1;[.$E$9];0%)+IF([.H33]=1;[.$E$11];0%)+IF([.G33]=1;[.$E$10];0%)" office:value-type="percentage" office:value="9" calcext:value-type="percentage">
            <text:p>900.00%</text:p>
          </table:table-cell>
          <table:table-cell table:number-columns-repeated="47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2"/>
        </table:table-row>
        <table:table-row table:style-name="ro1">
          <table:table-cell table:formula="of:=COM.MICROSOFT.CONCAT([.H219]; &quot;-&quot;; [.I219]; [.J219]; [.B18]; [.K219]; [.D219]; [.L219]; [.M219]; [.N219]; [.O219];[.P219];[.Q219];[.R219] )" office:value-type="string" office:string-value="3-30 Absolute Destruction     x3 " calcext:value-type="string">
            <text:p>3-30 Absolute Destruction <text:s text:c="4"/>x3 </text:p>
          </table:table-cell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34]+([.C34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4]=1;[.$E$9];0%)+IF([.H34]=1;[.$E$11];0%)+IF([.G34]=1;[.$E$10];0%)" office:value-type="percentage" office:value="2" calcext:value-type="percentage">
            <text:p>200.00%</text:p>
          </table:table-cell>
          <table:table-cell table:style-name="ce4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2"/>
        </table:table-row>
        <table:table-row table:style-name="ro1">
          <table:table-cell table:formula="of:=COM.MICROSOFT.CONCAT([.H220]; &quot;-&quot;; [.I220]; [.J220]; [.B19]; [.K220]; [.D220]; [.L220]; [.M220]; [.N220]; [.O220];[.P220];[.Q220];[.R220] )" office:value-type="string" office:string-value="3-30 Sentinel Reconstruction  x3 " calcext:value-type="string">
            <text:p>3-30 Sentinel Reconstruction <text:s/>x3 </text:p>
          </table:table-cell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5]+([.C35]-1)*20" office:value-type="float" office:value="70" calcext:value-type="float">
            <text:p>7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5]=1;[.$E$9];0%)+IF([.H35]=1;[.$E$11];0%)+IF([.G35]=1;[.$E$10];0%)" office:value-type="percentage" office:value="2" calcext:value-type="percentage">
            <text:p>200.00%</text:p>
          </table:table-cell>
          <table:table-cell table:style-name="ce13" table:number-columns-repeated="47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1]; &quot;-&quot;; [.I221]; [.J221]; [.B20]; [.K221]; [.D221]; [.L221]; [.M221]; [.N221]; [.O221];[.P221];[.Q221];[.R221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36]+([.C36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6]=1;[.$E$9];0%)+IF([.H36]=1;[.$E$11];0%)+IF([.G36]=1;[.$E$10];0%)" office:value-type="percentage" office:value="9" calcext:value-type="percentage">
            <text:p>900.00%</text:p>
          </table:table-cell>
          <table:table-cell table:style-name="ce15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22]; &quot;-&quot;; [.I222]; [.J222]; [.B21]; [.K222]; [.D222]; [.L222]; [.M222]; [.N222]; [.O222];[.P222];[.Q222];[.R222] )" office:value-type="string" office:string-value="3-30 Blink                    x1 " calcext:value-type="string">
            <text:p>3-30 Blink <text:s text:c="19"/>x1 </text:p>
          </table:table-cell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7]+([.C3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7]=1;[.$E$9];0%)+IF([.H37]=1;[.$E$11];0%)+IF([.G37]=1;[.$E$10];0%)" office:value-type="percentage" office:value="9" calcext:value-type="percentage">
            <text:p>900.00%</text:p>
          </table:table-cell>
          <table:table-cell table:style-name="ce37" table:formula="of:=([.AQ37]+[.AR37]*[.$E37])" office:value-type="percentage" office:value="0.65" calcext:value-type="percentage">
            <text:p>65.00%</text:p>
          </table:table-cell>
          <table:table-cell table:style-name="ce37" table:formula="of:=[.AS37]" office:value-type="percentage" office:value="5.85" calcext:value-type="percentage">
            <text:p>585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7]+[.AR37]*[.$E37])*[.$J37]" office:value-type="percentage" office:value="5.85" calcext:value-type="percentage">
            <text:p>585.00%</text:p>
          </table:table-cell>
          <table:table-cell table:style-name="ce13" table:number-columns-repeated="1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3]; &quot;-&quot;; [.I223]; [.J223]; [.B22]; [.K223]; [.D223]; [.L223]; [.M223]; [.N223]; [.O223];[.P223];[.Q223];[.R223] )" office:value-type="string" office:string-value="3-30 Sentinel Sphere          x1 " calcext:value-type="string">
            <text:p>3-30 Sentinel Sphere <text:s text:c="9"/>x1 </text:p>
          </table:table-cell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8]+([.C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8]=1;[.$E$9];0%)+IF([.H38]=1;[.$E$11];0%)+IF([.G38]=1;[.$E$10];0%)" office:value-type="percentage" office:value="9" calcext:value-type="percentage">
            <text:p>900.00%</text:p>
          </table:table-cell>
          <table:table-cell table:style-name="ce39" table:formula="of:=([.AE38]+[.AF38]*[.$E38])" office:value-type="percentage" office:value="0.65" calcext:value-type="percentage">
            <text:p>65.00%</text:p>
          </table:table-cell>
          <table:table-cell table:style-name="ce39" table:formula="of:=[.AG38]" office:value-type="percentage" office:value="5.85" calcext:value-type="percentage">
            <text:p>585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8]+[.AF38]*[.$E38])*[.$J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8]+[.AO38]*[.$E38])*[.$J38]" office:value-type="percentage" office:value="5.85" calcext:value-type="percentage">
            <text:p>585.00%</text:p>
          </table:table-cell>
          <table:table-cell table:style-name="ce16" table:number-columns-repeated="15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H224]; &quot;-&quot;; [.I224]; [.J224]; [.B23]; [.K224]; [.D224]; [.L224]; [.M224]; [.N224]; [.O224];[.P224];[.Q224];[.R224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9]+([.C39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9]=1;[.$E$9];0%)+IF([.H39]=1;[.$E$11];0%)+IF([.G39]=1;[.$E$10];0%)" office:value-type="percentage" office:value="8" calcext:value-type="percentage">
            <text:p>800.00%</text:p>
          </table:table-cell>
          <table:table-cell table:style-name="ce37" table:formula="of:=([.S39]+[.T39]*[.$E39])" office:value-type="percentage" office:value="0.85" calcext:value-type="percentage">
            <text:p>85.00%</text:p>
          </table:table-cell>
          <table:table-cell table:style-name="ce37" table:formula="of:=[.U39]" office:value-type="percentage" office:value="6.8" calcext:value-type="percentage">
            <text:p>68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39]+[.T39]*[.$E39])*[.$J39]" office:value-type="percentage" office:value="6.8" calcext:value-type="percentage">
            <text:p>68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5]; &quot;-&quot;; [.I225]; [.J225]; [.B24]; [.K225]; [.D225]; [.L225]; [.M225]; [.N225]; [.O225];[.P225];[.Q225];[.R225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2"/>
        </table:table-row>
        <table:table-row table:style-name="ro1">
          <table:table-cell table:formula="of:=COM.MICROSOFT.CONCAT([.H226]; &quot;-&quot;; [.I226]; [.J226]; [.B25]; [.K226]; [.D226]; [.L226]; [.M226]; [.N226]; [.O226];[.P226];[.Q226];[.R226] )" office:value-type="string" office:string-value="3-30 Sentinel Huntress        x8 " calcext:value-type="string">
            <text:p>3-30 Sentinel Huntress <text:s text:c="7"/>x8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417" calcext:value-type="float">
            <text:p>417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2"/>
        </table:table-row>
        <table:table-row table:style-name="ro1">
          <table:table-cell table:formula="of:=COM.MICROSOFT.CONCAT([.H227]; &quot;-&quot;; [.I227]; [.J227]; [.B26]; [.K227]; [.D227]; [.L227]; [.M227]; [.N227]; [.O227];[.P227];[.Q227];[.R227] )" office:value-type="string" office:string-value="3-30 Azarinth Perception      x8 " calcext:value-type="string">
            <text:p>3-30 Azarinth Perception <text:s text:c="5"/>x8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17" calcext:value-type="float">
            <text:p>17</text:p>
          </table:table-cell>
          <table:table-cell table:style-name="ce2" table:formula="of:=[.D42]+([.C42]-1)*20" office:value-type="float" office:value="57" calcext:value-type="float">
            <text:p>57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2]=1;[.$E$9];0%)+IF([.H42]=1;[.$E$11];0%)+IF([.G42]=1;[.$E$10];0%)+IF([.I42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1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2"/>
        </table:table-row>
        <table:table-row table:style-name="ro1">
          <table:table-cell table:formula="of:=COM.MICROSOFT.CONCAT([.H228]; &quot;-&quot;; [.I228]; [.J228]; [.B27]; [.K228]; [.D228]; [.L228]; [.M228]; [.N228]; [.O228];[.P228];[.Q228];[.R228] )" office:value-type="string" office:string-value="3-30 Azarinth Reversal        x8 [113% to Deconstruction/Reconstruction]" calcext:value-type="string">
            <text:p>3-30 Azarinth Reversal <text:s text:c="7"/>x8 [113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2" calcext:value-type="float">
            <text:p>22</text:p>
          </table:table-cell>
          <table:table-cell table:formula="of:=[.D43]+([.C43]-1)*20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3]=1;[.$E$9];0%)+IF([.H43]=1;[.$E$11];0%)+IF([.G43]=1;[.$E$10];0%)+IF([.I43];[.$E$12];0%)" office:value-type="percentage" office:value="8" calcext:value-type="percentage">
            <text:p>800.00%</text:p>
          </table:table-cell>
          <table:table-cell table:style-name="ce9" table:formula="of:=([.M43]+[.N43]*[.$E43])" office:value-type="percentage" office:value="0.56" calcext:value-type="percentage">
            <text:p>56.00%</text:p>
          </table:table-cell>
          <table:table-cell table:style-name="ce9" table:formula="of:=[.O43]" office:value-type="percentage" office:value="4.48" calcext:value-type="percentage">
            <text:p>448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3]+[.N43]*[.$E43])*[.$J43]" office:value-type="percentage" office:value="4.48" calcext:value-type="percentage">
            <text:p>448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19" calcext:value-type="float">
            <text:p>19</text:p>
          </table:table-cell>
          <table:table-cell table:style-name="ce3" table:formula="of:=[.D44]+([.C44]-1)*20" office:value-type="float" office:value="59" calcext:value-type="float">
            <text:p>59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4]=1;[.$E$9];0%)+IF([.H44]=1;[.$E$11];0%)+IF([.G44]=1;[.$E$10];0%)+IF([.I44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15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2"/>
        </table:table-row>
        <table:table-row table:style-name="ro1">
          <table:table-cell table:formula="of:=[.B29]" office:value-type="string" office:string-value="Kin of Ash" calcext:value-type="string">
            <text:p>Kin of Ash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6" calcext:value-type="float">
            <text:p>16</text:p>
          </table:table-cell>
          <table:table-cell table:style-name="ce13" table:formula="of:=[.D45]+([.C45]-1)*20" office:value-type="float" office:value="56" calcext:value-type="float">
            <text:p>56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1]; &quot;-&quot;; [.I231]; [.J231]; [.B30]; [.K231]; [.D231]; [.L231]; [.M231]; [.N231]; [.O231];[.P231];[.Q231];[.R231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8" calcext:value-type="float">
            <text:p>18</text:p>
          </table:table-cell>
          <table:table-cell table:style-name="ce15" table:formula="of:=[.D46]+([.C46]-1)*20" office:value-type="float" office:value="58" calcext:value-type="float">
            <text:p>58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6]=1;[.$E$9];0%)+IF([.H46]=1;[.$E$11];0%)+IF([.G46]=1;[.$E$10];0%)+IF([.I46];[.$E$12];0%)" office:value-type="percentage" office:value="9" calcext:value-type="percentage">
            <text:p>900.00%</text:p>
          </table:table-cell>
          <table:table-cell table:style-name="ce38" table:formula="of:=([.M46]+[.N46]*[.$E46])" office:value-type="percentage" office:value="0.44" calcext:value-type="percentage">
            <text:p>44.00%</text:p>
          </table:table-cell>
          <table:table-cell table:style-name="ce38" table:formula="of:=[.O46]" office:value-type="percentage" office:value="3.96" calcext:value-type="percentage">
            <text:p>396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6]+[.N46]*[.$E46])*[.$J46]" office:value-type="percentage" office:value="3.96" calcext:value-type="percentage">
            <text:p>396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6]+[.AI46]*[.$E46])*[.$J46]" office:value-type="percentage" office:value="0.972" calcext:value-type="percentage">
            <text:p>97.2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6]+[.AL46]*[.$E46])*[.$J46]" office:value-type="percentage" office:value="0.972" calcext:value-type="percentage">
            <text:p>97.2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6]+[.AX46]*[.$E46])*[.$J46]" office:value-type="percentage" office:value="0.792" calcext:value-type="percentage">
            <text:p>79.20%</text:p>
          </table:table-cell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32]; &quot;-&quot;; [.I232]; [.J232]; [.B31]; [.K232]; [.D232]; [.L232]; [.M232]; [.N232]; [.O232];[.P232];[.Q232];[.R232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3" table:formula="of:=[.D47]+([.C47]-1)*20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7]=1;[.$E$9];0%)+IF([.H47]=1;[.$E$11];0%)+IF([.G47]=1;[.$E$10];0%)+IF([.I47];[.$E$12];0%)" office:value-type="percentage" office:value="8" calcext:value-type="percentage">
            <text:p>8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3]; &quot;-&quot;; [.I233]; [.J233]; [.B32]; [.K233]; [.D233]; [.L233]; [.M233]; [.N233]; [.O233];[.P233];[.Q233];[.R233] )" office:value-type="string" office:string-value="3-30 True Ash Creation        x2 " calcext:value-type="string">
            <text:p>3-30 True Ash Creation <text:s text:c="7"/>x2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2"/>
        </table:table-row>
        <table:table-row table:style-name="ro1">
          <table:table-cell table:formula="of:=COM.MICROSOFT.CONCAT([.H234]; &quot;-&quot;; [.I234]; [.J234]; [.B33]; [.K234]; [.D234]; [.L234]; [.M234]; [.N234]; [.O234];[.P234];[.Q234];[.R234] )" office:value-type="string" office:string-value="3-30 Heart of Cinder          x9 " calcext:value-type="string">
            <text:p>3-30 Heart of Cinder <text:s text:c="9"/>x9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H2:.BJ71];2)" office:value-type="float" office:value="0.54" calcext:value-type="float">
            <text:p>0.54</text:p>
          </table:table-cell>
          <table:table-cell table:number-columns-repeated="959"/>
        </table:table-row>
        <table:table-row table:style-name="ro1">
          <table:table-cell table:formula="of:=COM.MICROSOFT.CONCAT([.H235]; &quot;-&quot;; [.I235]; [.J235]; [.B34]; [.K235]; [.D235]; [.L235]; [.M235]; [.N235]; [.O235];[.P235];[.Q235];[.R235] )" office:value-type="string" office:string-value="3-30 Storm of Cinders         x2 " calcext:value-type="string">
            <text:p>3-30 Storm of Cinders <text:s text:c="8"/>x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6]; &quot;-&quot;; [.I236]; [.J236]; [.B35]; [.K236]; [.D236]; [.L236]; [.M236]; [.N236]; [.O236];[.P236];[.Q236];[.R236] )" office:value-type="string" office:string-value="3-30 Ash and Ember Unity      x2 " calcext:value-type="string">
            <text:p>3-30 Ash and Ember Unity <text:s text:c="5"/>x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7]; &quot;-&quot;; [.I237]; [.J237]; [.B36]; [.K237]; [.D237]; [.L237]; [.M237]; [.N237]; [.O237];[.P237];[.Q237];[.R237] )" office:value-type="string" office:string-value="3-30 Ashen Wings              x9 " calcext:value-type="string">
            <text:p>3-30 Ashen Wings <text:s text:c="13"/>x9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8]; &quot;-&quot;; [.I238]; [.J238]; [.B37]; [.K238]; [.D238]; [.L238]; [.M238]; [.N238]; [.O238];[.P238];[.Q238];[.R238] )" office:value-type="string" office:string-value="3-30 Eyes of Ash              x9 [65.0% =&gt; 585.0% Perception]" calcext:value-type="string">
            <text:p>3-30 Eyes of Ash <text:s text:c="13"/>x9 [65.0% =&gt; 585.0% Perception]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9]; &quot;-&quot;; [.I239]; [.J239]; [.B38]; [.K239]; [.D239]; [.L239]; [.M239]; [.N239]; [.O239];[.P239];[.Q239];[.R239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 table:number-columns-repeated="9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0]; &quot;-&quot;; [.I240]; [.J240]; [.B39]; [.K240]; [.D240]; [.L240]; [.M240]; [.N240]; [.O240];[.P240];[.Q240];[.R240] )" office:value-type="string" office:string-value="3-30 Keeper of Ash            x8 [85.0% =&gt; 680.0% Damage]" calcext:value-type="string">
            <text:p>3-30 Keeper of Ash <text:s text:c="11"/>x8 [85.0% =&gt; 680.0% Damage]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10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3]; &quot;-&quot;; [.I243]; [.J243]; [.B42]; [.K243]; [.D243]; [.L243]; [.M243]; [.N243]; [.O243];[.P243];[.Q243];[.R243] )" office:value-type="string" office:string-value="3-17 Phaseshift               x2 " calcext:value-type="string">
            <text:p>3-17 Phaseshift <text:s text:c="14"/>x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4]; &quot;-&quot;; [.I244]; [.J244]; [.B43]; [.K244]; [.D244]; [.L244]; [.M244]; [.N244]; [.O244];[.P244];[.Q244];[.R244] )" office:value-type="string" office:string-value="3-22 Flare of Creation        x8 [56.0% =&gt; 448.0% Resilience]" calcext:value-type="string">
            <text:p>3-22 Flare of Creation <text:s text:c="7"/>x8 [56.0% =&gt; 448.0% Resilience]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5]; &quot;-&quot;; [.I245]; [.J245]; [.B44]; [.K245]; [.D245]; [.L245]; [.M245]; [.N245]; [.O245];[.P245];[.Q245];[.R245] )" office:value-type="string" office:string-value="3-19 Displacement             x2 " calcext:value-type="string">
            <text:p>3-19 Displacement <text:s text:c="12"/>x2 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6]; &quot;-&quot;; [.I246]; [.J246]; [.B45]; [.K246]; [.D246]; [.L246]; [.M246]; [.N246]; [.O246];[.P246];[.Q246];[.R246] )" office:value-type="string" office:string-value="3-16 Space Shift              x2 " calcext:value-type="string">
            <text:p>3-16 Space Shift <text:s text:c="13"/>x2 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style-name="ce21" table:formula="of:=COM.MICROSOFT.CONCAT([.H247]; &quot;-&quot;; [.I247]; [.J247]; [.B46]; [.K247]; [.D247]; [.L247]; [.M247]; [.N247]; [.O247];[.P247];[.Q247];[.R247]; [.T247];[.U247] )" office:value-type="string" office:string-value="3-18 Body of the Valkyrie     x9 [44.0% =&gt; 396.0% Resilience, 10.8% =&gt; 97.2% Physical Resistance, 5.0% =&gt; 97.2% Magic Resistance, 8.8% =&gt; 79.2% Health]" calcext:value-type="string">
            <text:p>3-18 Body of the Valkyrie <text:s text:c="4"/>x9 [44.0% =&gt; 396.0% Resilience, 10.8% =&gt; 97.2% Physical Resistance, 5.0% =&gt; 97.2% Magic Resistance, 8.8% =&gt; 79.2% Health]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8]; &quot;-&quot;; [.I248]; [.J248]; [.B47]; [.K248]; [.D248]; [.L248]; [.M248]; [.N248]; [.O248];[.P248];[.Q248];[.R248] )" office:value-type="string" office:string-value="3-4  Space Awareness          x8 " calcext:value-type="string">
            <text:p>3-4 <text:s/>Space Awareness <text:s text:c="9"/>x8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6:.E143])" office:value-type="float" office:value="2033" calcext:value-type="float">
            <text:p>2033</text:p>
          </table:table-cell>
          <table:table-cell table:formula="of:=FLOOR([.F65]/10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COUNTIF([.C66:.C143]; &quot;=3&quot;)" office:value-type="float" office:value="19" calcext:value-type="float">
            <text:p>19</text:p>
          </table:table-cell>
          <table:table-cell table:formula="of:=[.G65]+[.H65]-[.I65]" office:value-type="float" office:value="2" calcext:value-type="float">
            <text:p>2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6];&quot;-&quot;;[.D66];[.F66];[.B66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6]+([.C66]-1)*20" office:value-type="float" office:value="3" calcext:value-type="float">
            <text:p>3</text:p>
          </table:table-cell>
          <table:table-cell table:formula="of:=IF([.D6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7];&quot;-&quot;;[.D67];[.F67];[.B67])" office:value-type="string" office:string-value="2-20 Deviant of Humanity" calcext:value-type="string">
            <text:p>2-20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67]+([.C67]-1)*20" office:value-type="float" office:value="40" calcext:value-type="float">
            <text:p>40</text:p>
          </table:table-cell>
          <table:table-cell table:formula="of:=IF([.D6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68];&quot;-&quot;;[.D68];[.F68];[.B68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68]+([.C68]-1)*20" office:value-type="float" office:value="6" calcext:value-type="float">
            <text:p>6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69];&quot;-&quot;;[.D69];[.F69];[.B69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69]+([.C69]-1)*20" office:value-type="float" office:value="15" calcext:value-type="float">
            <text:p>15</text:p>
          </table:table-cell>
          <table:table-cell table:formula="of:=IF([.D6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0];&quot;-&quot;;[.D70];[.F70];[.B70])" office:value-type="string" office:string-value="1-5  Gourmet" calcext:value-type="string">
            <text:p>1-5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0]+([.C70]-1)*20" office:value-type="float" office:value="5" calcext:value-type="float">
            <text:p>5</text:p>
          </table:table-cell>
          <table:table-cell table:formula="of:=IF([.D7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1];&quot;-&quot;;[.D71];[.F71];[.B71])" office:value-type="string" office:string-value="1-9  Harmony of the Drowned" calcext:value-type="string">
            <text:p>1-9 <text:s/>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71]+([.C71]-1)*20" office:value-type="float" office:value="9" calcext:value-type="float">
            <text:p>9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2];&quot;-&quot;;[.D72];[.F72];[.B72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2]+([.C72]-1)*20" office:value-type="float" office:value="11" calcext:value-type="float">
            <text:p>11</text:p>
          </table:table-cell>
          <table:table-cell table:formula="of:=IF([.D7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3];&quot;-&quot;;[.D73];[.F73];[.B73])" office:value-type="string" office:string-value="1-19 Identify" calcext:value-type="string">
            <text:p>1-19 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9" calcext:value-type="float">
            <text:p>19</text:p>
          </table:table-cell>
          <table:table-cell table:style-name="ce13" table:formula="of:=[.D73]+([.C73]-1)*20" office:value-type="float" office:value="19" calcext:value-type="float">
            <text:p>19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/>
          <table:table-cell table:style-name="ce13" table:number-columns-repeated="4"/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4"/>
          <table:table-cell table:formula="of:=VLOOKUP([.BD20])" office:value-type="string" office:string-value="" calcext:value-type="error">
            <text:p>Err:511</text:p>
          </table:table-cell>
          <table:table-cell table:number-columns-repeated="967"/>
        </table:table-row>
        <table:table-row table:style-name="ro1">
          <table:table-cell table:formula="of:=COM.MICROSOFT.CONCAT([.C75];&quot;-&quot;;[.D75];[.F75];[.B75])" office:value-type="string" office:string-value="3-13 Meditation" calcext:value-type="string">
            <text:p>3-13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[.D75]+([.C75]-1)*20" office:value-type="float" office:value="53" calcext:value-type="float">
            <text:p>53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6];&quot;-&quot;;[.D76];[.F76];[.B76])" office:value-type="string" office:string-value="3-12 Monster Hunter" calcext:value-type="string">
            <text:p>3-12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D76]+([.C76]-1)*20" office:value-type="float" office:value="52" calcext:value-type="float">
            <text:p>52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7];&quot;-&quot;;[.D77];[.F77];[.B77])" office:value-type="string" office:string-value="2-1  Oxygen Repository" calcext:value-type="string">
            <text:p>2-1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77]+([.C77]-1)*20" office:value-type="float" office:value="21" calcext:value-type="float">
            <text:p>21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8];&quot;-&quot;;[.D78];[.F78];[.B78])" office:value-type="string" office:string-value="2-7  Sage of Torment" calcext:value-type="string">
            <text:p>2-7 <text:s/>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78]+([.C78]-1)*20" office:value-type="float" office:value="27" calcext:value-type="float">
            <text:p>27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9];&quot;-&quot;;[.D79];[.F79];[.B79])" office:value-type="string" office:string-value="1-8  Soul Perception" calcext:value-type="string">
            <text:p>1-8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79]+([.C79]-1)*20" office:value-type="float" office:value="8" calcext:value-type="float">
            <text:p>8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1-6  Teaching" calcext:value-type="string">
            <text:p>1-6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80]+([.C80]-1)*20" office:value-type="float" office:value="6" calcext:value-type="float">
            <text:p>6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3-17 Veteran" calcext:value-type="string">
            <text:p>3-17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7" calcext:value-type="float">
            <text:p>17</text:p>
          </table:table-cell>
          <table:table-cell table:style-name="ce13" table:formula="of:=[.D81]+([.C81]-1)*20" office:value-type="float" office:value="57" calcext:value-type="float">
            <text:p>57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2];&quot;-&quot;;[.D82];[.F82];[.B82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2]+([.C82]-1)*20" office:value-type="float" office:value="9" calcext:value-type="float">
            <text:p>9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84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85];&quot;-&quot;;[.D85];[.F85];&quot; [&quot;; [.G85]; &quot; - &quot;; [.H85]; &quot;] &quot;;[.B85])" office:value-type="string" office:string-value="3-19  [69% - 95%] Arcane Magic Resistance" calcext:value-type="string">
            <text:p>3-19 <text:s/>[69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[.D85]+([.C85]-1)*20" office:value-type="float" office:value="59" calcext:value-type="float">
            <text:p>59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formula="of:=TEXT(VLOOKUP([.E85];[.$BH$2:.$BJ$71];2); &quot;0#%&quot;)" office:value-type="string" office:string-value="69%" calcext:value-type="string">
            <text:p>69%</text:p>
          </table:table-cell>
          <table:table-cell table:formula="of:=TEXT(VLOOKUP([.E85];[.$BH$2:.$BJ$71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6];&quot;-&quot;;[.D86];[.F86];&quot; [&quot;; [.G86]; &quot; - &quot;; [.H86]; &quot;] &quot;;[.B86])" office:value-type="string" office:string-value="2-2   [27% - 44%] Ash Magic Resistance" calcext:value-type="string">
            <text:p>2-2 <text:s text:c="2"/>[27% - 44%] 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86]+([.C86]-1)*20" office:value-type="float" office:value="22" calcext:value-type="float">
            <text:p>22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formula="of:=TEXT(VLOOKUP([.E86];[.$BH$2:.$BJ$71];2); &quot;0#%&quot;)" office:value-type="string" office:string-value="27%" calcext:value-type="string">
            <text:p>27%</text:p>
          </table:table-cell>
          <table:table-cell table:formula="of:=TEXT(VLOOKUP([.E86];[.$BH$2:.$BJ$71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7];&quot;-&quot;;[.D87];[.F87];&quot; [&quot;; [.G87]; &quot; - &quot;; [.H87]; &quot;] &quot;;[.B87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87]+([.C87]-1)*20" office:value-type="float" office:value="40" calcext:value-type="float">
            <text:p>40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formula="of:=TEXT(VLOOKUP([.E87];[.$BH$2:.$BJ$71];2); &quot;0#%&quot;)" office:value-type="string" office:string-value="45%" calcext:value-type="string">
            <text:p>45%</text:p>
          </table:table-cell>
          <table:table-cell table:formula="of:=TEXT(VLOOKUP([.E87];[.$BH$2:.$BJ$7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&quot; [&quot;; [.G88]; &quot; - &quot;; [.H88]; &quot;] &quot;;[.B88])" office:value-type="string" office:string-value="3-2   [52% - 84%] Blast Resistance" calcext:value-type="string">
            <text:p>3-2 <text:s text:c="2"/>[52% - 84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88]+([.C88]-1)*20" office:value-type="float" office:value="42" calcext:value-type="float">
            <text:p>42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formula="of:=TEXT(VLOOKUP([.E88];[.$BH$2:.$BJ$71];2); &quot;0#%&quot;)" office:value-type="string" office:string-value="52%" calcext:value-type="string">
            <text:p>52%</text:p>
          </table:table-cell>
          <table:table-cell table:formula="of:=TEXT(VLOOKUP([.E88];[.$BH$2:.$BJ$71];3);  &quot;0#%&quot;)" office:value-type="string" office:string-value="84%" calcext:value-type="string">
            <text:p>8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9];&quot;-&quot;;[.D89];[.F89];&quot; [&quot;; [.G89]; &quot; - &quot;; [.H89]; &quot;] &quot;;[.B89])" office:value-type="string" office:string-value="2-1   [26% - 42%] Blight Resistance" calcext:value-type="string">
            <text:p>2-1 <text:s text:c="2"/>[26% - 42%] 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89]+([.C89]-1)*20" office:value-type="float" office:value="21" calcext:value-type="float">
            <text:p>21</text:p>
          </table:table-cell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formula="of:=TEXT(VLOOKUP([.E89];[.$BH$2:.$BJ$71];2); &quot;0#%&quot;)" office:value-type="string" office:string-value="26%" calcext:value-type="string">
            <text:p>26%</text:p>
          </table:table-cell>
          <table:table-cell table:formula="of:=TEXT(VLOOKUP([.E89];[.$BH$2:.$BJ$71];3);  &quot;0#%&quot;)" office:value-type="string" office:string-value="42%" calcext:value-type="string">
            <text:p>4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0];&quot;-&quot;;[.D90];[.F90];&quot; [&quot;; [.G90]; &quot; - &quot;; [.H90]; &quot;] &quot;;[.B90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0]+([.C90]-1)*20" office:value-type="float" office:value="58" calcext:value-type="float">
            <text:p>58</text:p>
          </table:table-cell>
          <table:table-cell table:formula="of:=IF([.D90]&lt;10;&quot;  &quot;; &quot; &quot;)" office:value-type="string" office:string-value=" " calcext:value-type="string">
            <text:p><text:s/></text:p>
          </table:table-cell>
          <table:table-cell table:formula="of:=TEXT(VLOOKUP([.E90];[.$BH$2:.$BJ$71];2); &quot;0#%&quot;)" office:value-type="string" office:string-value="68%" calcext:value-type="string">
            <text:p>68%</text:p>
          </table:table-cell>
          <table:table-cell table:formula="of:=TEXT(VLOOKUP([.E90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1];&quot;-&quot;;[.D91];[.F91];&quot; [&quot;; [.G91]; &quot; - &quot;; [.H91]; &quot;] &quot;;[.B91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1]+([.C91]-1)*20" office:value-type="float" office:value="40" calcext:value-type="float">
            <text:p>40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formula="of:=TEXT(VLOOKUP([.E91];[.$BH$2:.$BJ$71];2); &quot;0#%&quot;)" office:value-type="string" office:string-value="45%" calcext:value-type="string">
            <text:p>45%</text:p>
          </table:table-cell>
          <table:table-cell table:formula="of:=TEXT(VLOOKUP([.E91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2];&quot;-&quot;;[.D92];[.F92];&quot; [&quot;; [.G92]; &quot; - &quot;; [.H92]; &quot;] &quot;;[.B92])" office:value-type="string" office:string-value="2-16  [41% - 72%] Bone Magic Resistance" calcext:value-type="string">
            <text:p>2-16 <text:s/>[41% - 72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92]+([.C92]-1)*20" office:value-type="float" office:value="36" calcext:value-type="float">
            <text:p>36</text:p>
          </table:table-cell>
          <table:table-cell table:formula="of:=IF([.D92]&lt;10;&quot;  &quot;; &quot; &quot;)" office:value-type="string" office:string-value=" " calcext:value-type="string">
            <text:p><text:s/></text:p>
          </table:table-cell>
          <table:table-cell table:formula="of:=TEXT(VLOOKUP([.E92];[.$BH$2:.$BJ$71];2); &quot;0#%&quot;)" office:value-type="string" office:string-value="41%" calcext:value-type="string">
            <text:p>41%</text:p>
          </table:table-cell>
          <table:table-cell table:formula="of:=TEXT(VLOOKUP([.E92];[.$BH$2:.$BJ$71];3);  &quot;0#%&quot;)" office:value-type="string" office:string-value="72%" calcext:value-type="string">
            <text:p>7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3];&quot;-&quot;;[.D93];[.F93];&quot; [&quot;; [.G93]; &quot; - &quot;; [.H93]; &quot;] &quot;;[.B93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formula="of:=TEXT(VLOOKUP([.E93];[.$BH$2:.$BJ$71];2); &quot;0#%&quot;)" office:value-type="string" office:string-value="45%" calcext:value-type="string">
            <text:p>45%</text:p>
          </table:table-cell>
          <table:table-cell table:formula="of:=TEXT(VLOOKUP([.E93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4];&quot;-&quot;;[.D94];[.F94];&quot; [&quot;; [.G94]; &quot; - &quot;; [.H94]; &quot;] &quot;;[.B94])" office:value-type="string" office:string-value="2-14  [39% - 68%] Crystal Resistance" calcext:value-type="string">
            <text:p>2-14 <text:s/>[39% - 68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94]+([.C94]-1)*20" office:value-type="float" office:value="34" calcext:value-type="float">
            <text:p>3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formula="of:=TEXT(VLOOKUP([.E94];[.$BH$2:.$BJ$71];2); &quot;0#%&quot;)" office:value-type="string" office:string-value="39%" calcext:value-type="string">
            <text:p>39%</text:p>
          </table:table-cell>
          <table:table-cell table:formula="of:=TEXT(VLOOKUP([.E94];[.$BH$2:.$BJ$71];3);  &quot;0#%&quot;)" office:value-type="string" office:string-value="68%" calcext:value-type="string">
            <text:p>68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5];&quot;-&quot;;[.D95];[.F95];&quot; [&quot;; [.G95]; &quot; - &quot;; [.H95]; &quot;] &quot;;[.B95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5]+([.C95]-1)*20" office:value-type="float" office:value="40" calcext:value-type="float">
            <text:p>40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formula="of:=TEXT(VLOOKUP([.E95];[.$BH$2:.$BJ$71];2); &quot;0#%&quot;)" office:value-type="string" office:string-value="45%" calcext:value-type="string">
            <text:p>45%</text:p>
          </table:table-cell>
          <table:table-cell table:formula="of:=TEXT(VLOOKUP([.E95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&quot; [&quot;; [.G97]; &quot; - &quot;; [.H97]; &quot;] &quot;;[.B97])" office:value-type="string" office:string-value="2-6   [31% - 52%] Dark Magic Resistance" calcext:value-type="string">
            <text:p>2-6 <text:s text:c="2"/>[31% - 52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7]+([.C97]-1)*20" office:value-type="float" office:value="26" calcext:value-type="float">
            <text:p>26</text:p>
          </table:table-cell>
          <table:table-cell table:formula="of:=IF([.D97]&lt;10;&quot;  &quot;; &quot; &quot;)" office:value-type="string" office:string-value="  " calcext:value-type="string">
            <text:p><text:s text:c="2"/></text:p>
          </table:table-cell>
          <table:table-cell table:formula="of:=TEXT(VLOOKUP([.E97];[.$BH$2:.$BJ$71];2); &quot;0#%&quot;)" office:value-type="string" office:string-value="31%" calcext:value-type="string">
            <text:p>31%</text:p>
          </table:table-cell>
          <table:table-cell table:formula="of:=TEXT(VLOOKUP([.E97];[.$BH$2:.$BJ$71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&quot; [&quot;; [.G98]; &quot; - &quot;; [.H98]; &quot;] &quot;;[.B98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8]+([.C98]-1)*20" office:value-type="float" office:value="40" calcext:value-type="float">
            <text:p>40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formula="of:=TEXT(VLOOKUP([.E98];[.$BH$2:.$BJ$71];2); &quot;0#%&quot;)" office:value-type="string" office:string-value="45%" calcext:value-type="string">
            <text:p>45%</text:p>
          </table:table-cell>
          <table:table-cell table:formula="of:=TEXT(VLOOKUP([.E98];[.$BH$2:.$BJ$71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&quot; [&quot;; [.G99]; &quot; - &quot;; [.H99]; &quot;] &quot;;[.B99])" office:value-type="string" office:string-value="2-6   [31% - 52%] Devour Resistance" calcext:value-type="string">
            <text:p>2-6 <text:s text:c="2"/>[31% - 52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9]+([.C99]-1)*20" office:value-type="float" office:value="26" calcext:value-type="float">
            <text:p>26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formula="of:=TEXT(VLOOKUP([.E99];[.$BH$2:.$BJ$71];2); &quot;0#%&quot;)" office:value-type="string" office:string-value="31%" calcext:value-type="string">
            <text:p>31%</text:p>
          </table:table-cell>
          <table:table-cell table:formula="of:=TEXT(VLOOKUP([.E99];[.$BH$2:.$BJ$71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&quot; [&quot;; [.G100]; &quot; - &quot;; [.H100]; &quot;] &quot;;[.B100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0]+([.C100]-1)*20" office:value-type="float" office:value="23" calcext:value-type="float">
            <text:p>23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formula="of:=TEXT(VLOOKUP([.E100];[.$BH$2:.$BJ$71];2); &quot;0#%&quot;)" office:value-type="string" office:string-value="28%" calcext:value-type="string">
            <text:p>28%</text:p>
          </table:table-cell>
          <table:table-cell table:formula="of:=TEXT(VLOOKUP([.E100];[.$BH$2:.$BJ$71];3);  &quot;0#%&quot;)" office:value-type="string" office:string-value="46%" calcext:value-type="string">
            <text:p>4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1];&quot;-&quot;;[.D101];[.F101];&quot; [&quot;; [.G101]; &quot; - &quot;; [.H101]; &quot;] &quot;;[.B101])" office:value-type="string" office:string-value="1-9   [09% - 18%] Divination Magic Resistance" calcext:value-type="string">
            <text:p>1-9 <text:s text:c="2"/>[09% - 18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101]+([.C101]-1)*20" office:value-type="float" office:value="9" calcext:value-type="float">
            <text:p>9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formula="of:=TEXT(VLOOKUP([.E101];[.$BH$2:.$BJ$71];2); &quot;0#%&quot;)" office:value-type="string" office:string-value="09%" calcext:value-type="string">
            <text:p>09%</text:p>
          </table:table-cell>
          <table:table-cell table:formula="of:=TEXT(VLOOKUP([.E101];[.$BH$2:.$BJ$71];3);  &quot;0#%&quot;)" office:value-type="string" office:string-value="18%" calcext:value-type="string">
            <text:p>1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2];&quot;-&quot;;[.D102];[.F102];&quot; [&quot;; [.G102]; &quot; - &quot;; [.H102]; &quot;] &quot;;[.B102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2]+([.C102]-1)*20" office:value-type="float" office:value="6" calcext:value-type="float">
            <text:p>6</text:p>
          </table:table-cell>
          <table:table-cell table:formula="of:=IF([.D102]&lt;10;&quot;  &quot;; &quot; &quot;)" office:value-type="string" office:string-value="  " calcext:value-type="string">
            <text:p><text:s text:c="2"/></text:p>
          </table:table-cell>
          <table:table-cell table:formula="of:=TEXT(VLOOKUP([.E102];[.$BH$2:.$BJ$71];2); &quot;0#%&quot;)" office:value-type="string" office:string-value="07%" calcext:value-type="string">
            <text:p>07%</text:p>
          </table:table-cell>
          <table:table-cell table:formula="of:=TEXT(VLOOKUP([.E102];[.$BH$2:.$BJ$71];3);  &quot;0#%&quot;)" office:value-type="string" office:string-value="12%" calcext:value-type="string">
            <text:p>1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3];&quot;-&quot;;[.D103];[.F103];&quot; [&quot;; [.G103]; &quot; - &quot;; [.H103]; &quot;] &quot;;[.B103])" office:value-type="string" office:string-value="2-20  [45% - 80%] Earth Resistance" calcext:value-type="string">
            <text:p>2-20 <text:s/>[45% - 80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3]+([.C103]-1)*20" office:value-type="float" office:value="40" calcext:value-type="float">
            <text:p>40</text:p>
          </table:table-cell>
          <table:table-cell table:formula="of:=IF([.D103]&lt;10;&quot;  &quot;; &quot; &quot;)" office:value-type="string" office:string-value=" " calcext:value-type="string">
            <text:p><text:s/></text:p>
          </table:table-cell>
          <table:table-cell table:formula="of:=TEXT(VLOOKUP([.E103];[.$BH$2:.$BJ$71];2); &quot;0#%&quot;)" office:value-type="string" office:string-value="45%" calcext:value-type="string">
            <text:p>45%</text:p>
          </table:table-cell>
          <table:table-cell table:formula="of:=TEXT(VLOOKUP([.E103];[.$BH$2:.$BJ$7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4];&quot;-&quot;;[.D104];[.F104];&quot; [&quot;; [.G104]; &quot; - &quot;; [.H104]; &quot;] &quot;;[.B104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4]+([.C104]-1)*20" office:value-type="float" office:value="21" calcext:value-type="float">
            <text:p>21</text:p>
          </table:table-cell>
          <table:table-cell table:formula="of:=IF([.D104]&lt;10;&quot;  &quot;; &quot; &quot;)" office:value-type="string" office:string-value="  " calcext:value-type="string">
            <text:p><text:s text:c="2"/></text:p>
          </table:table-cell>
          <table:table-cell table:formula="of:=TEXT(VLOOKUP([.E104];[.$BH$2:.$BJ$71];2); &quot;0#%&quot;)" office:value-type="string" office:string-value="26%" calcext:value-type="string">
            <text:p>26%</text:p>
          </table:table-cell>
          <table:table-cell table:formula="of:=TEXT(VLOOKUP([.E104];[.$BH$2:.$BJ$71];3);  &quot;0#%&quot;)" office:value-type="string" office:string-value="42%" calcext:value-type="string">
            <text:p>4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5];&quot;-&quot;;[.D105];[.F105];&quot; [&quot;; [.G105]; &quot; - &quot;; [.H105]; &quot;] &quot;;[.B105])" office:value-type="string" office:string-value="1-13  [13% - 26%] Fear Resistance" calcext:value-type="string">
            <text:p>1-13 <text:s/>[13% - 26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05]+([.C105]-1)*20" office:value-type="float" office:value="13" calcext:value-type="float">
            <text:p>13</text:p>
          </table:table-cell>
          <table:table-cell table:formula="of:=IF([.D105]&lt;10;&quot;  &quot;; &quot; &quot;)" office:value-type="string" office:string-value=" " calcext:value-type="string">
            <text:p><text:s/></text:p>
          </table:table-cell>
          <table:table-cell table:formula="of:=TEXT(VLOOKUP([.E105];[.$BH$2:.$BJ$71];2); &quot;0#%&quot;)" office:value-type="string" office:string-value="13%" calcext:value-type="string">
            <text:p>13%</text:p>
          </table:table-cell>
          <table:table-cell table:formula="of:=TEXT(VLOOKUP([.E105];[.$BH$2:.$BJ$71];3);  &quot;0#%&quot;)" office:value-type="string" office:string-value="26%" calcext:value-type="string">
            <text:p>26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1-9   [09% - 18%] Flesh Magic Resistance" calcext:value-type="string">
            <text:p>1-9 <text:s text:c="2"/>[09% - 18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6]+([.C106]-1)*20" office:value-type="float" office:value="9" calcext:value-type="float">
            <text:p>9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formula="of:=TEXT(VLOOKUP([.E106];[.$BH$2:.$BJ$71];2); &quot;0#%&quot;)" office:value-type="string" office:string-value="09%" calcext:value-type="string">
            <text:p>09%</text:p>
          </table:table-cell>
          <table:table-cell table:formula="of:=TEXT(VLOOKUP([.E106];[.$BH$2:.$BJ$71];3);  &quot;0#%&quot;)" office:value-type="string" office:string-value="18%" calcext:value-type="string">
            <text:p>18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07]+([.C107]-1)*20" office:value-type="float" office:value="1" calcext:value-type="float">
            <text:p>1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H$2:.$BJ$71];2); &quot;0#%&quot;)" office:value-type="string" office:string-value="05%" calcext:value-type="string">
            <text:p>05%</text:p>
          </table:table-cell>
          <table:table-cell table:formula="of:=TEXT(VLOOKUP([.E107];[.$BH$2:.$BJ$71];3);  &quot;0#%&quot;)" office:value-type="string" office:string-value="05%" calcext:value-type="string">
            <text:p>05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formula="of:=TEXT(VLOOKUP([.E108];[.$BH$2:.$BJ$71];2); &quot;0#%&quot;)" office:value-type="string" office:string-value="45%" calcext:value-type="string">
            <text:p>45%</text:p>
          </table:table-cell>
          <table:table-cell table:formula="of:=TEXT(VLOOKUP([.E108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9]+([.C109]-1)*20" office:value-type="float" office:value="40" calcext:value-type="float">
            <text:p>40</text:p>
          </table:table-cell>
          <table:table-cell table:formula="of:=IF([.D109]&lt;10;&quot;  &quot;; &quot; &quot;)" office:value-type="string" office:string-value=" " calcext:value-type="string">
            <text:p><text:s/></text:p>
          </table:table-cell>
          <table:table-cell table:formula="of:=TEXT(VLOOKUP([.E109];[.$BH$2:.$BJ$71];2); &quot;0#%&quot;)" office:value-type="string" office:string-value="45%" calcext:value-type="string">
            <text:p>45%</text:p>
          </table:table-cell>
          <table:table-cell table:formula="of:=TEXT(VLOOKUP([.E109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3-12  [62% - 95%] Heat Resistance" calcext:value-type="string">
            <text:p>3-12 <text:s/>[62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table:style-name="ce13" table:formula="of:=[.D110]+([.C110]-1)*20" office:value-type="float" office:value="52" calcext:value-type="float">
            <text:p>52</text:p>
          </table:table-cell>
          <table:table-cell table:formula="of:=IF([.D110]&lt;10;&quot;  &quot;; &quot; &quot;)" office:value-type="string" office:string-value=" " calcext:value-type="string">
            <text:p><text:s/></text:p>
          </table:table-cell>
          <table:table-cell table:formula="of:=TEXT(VLOOKUP([.E110];[.$BH$2:.$BJ$71];2); &quot;0#%&quot;)" office:value-type="string" office:string-value="62%" calcext:value-type="string">
            <text:p>62%</text:p>
          </table:table-cell>
          <table:table-cell table:formula="of:=TEXT(VLOOKUP([.E110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1]+([.C111]-1)*20" office:value-type="float" office:value="40" calcext:value-type="float">
            <text:p>40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formula="of:=TEXT(VLOOKUP([.E111];[.$BH$2:.$BJ$71];2); &quot;0#%&quot;)" office:value-type="string" office:string-value="45%" calcext:value-type="string">
            <text:p>45%</text:p>
          </table:table-cell>
          <table:table-cell table:formula="of:=TEXT(VLOOKUP([.E111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3-1   [51% - 82%] Lava Magic Resistance" calcext:value-type="string">
            <text:p>3-1 <text:s text:c="2"/>[51% - 82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2]+([.C112]-1)*20" office:value-type="float" office:value="41" calcext:value-type="float">
            <text:p>41</text:p>
          </table:table-cell>
          <table:table-cell table:formula="of:=IF([.D112]&lt;10;&quot;  &quot;; &quot; &quot;)" office:value-type="string" office:string-value="  " calcext:value-type="string">
            <text:p><text:s text:c="2"/></text:p>
          </table:table-cell>
          <table:table-cell table:formula="of:=TEXT(VLOOKUP([.E112];[.$BH$2:.$BJ$71];2); &quot;0#%&quot;)" office:value-type="string" office:string-value="51%" calcext:value-type="string">
            <text:p>51%</text:p>
          </table:table-cell>
          <table:table-cell table:formula="of:=TEXT(VLOOKUP([.E112];[.$BH$2:.$BJ$71];3);  &quot;0#%&quot;)" office:value-type="string" office:string-value="82%" calcext:value-type="string">
            <text:p>8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3-1   [51% - 82%] Light Magic Resistance" calcext:value-type="string">
            <text:p>3-1 <text:s text:c="2"/>[51% - 82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3]+([.C113]-1)*20" office:value-type="float" office:value="41" calcext:value-type="float">
            <text:p>41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formula="of:=TEXT(VLOOKUP([.E113];[.$BH$2:.$BJ$71];2); &quot;0#%&quot;)" office:value-type="string" office:string-value="51%" calcext:value-type="string">
            <text:p>51%</text:p>
          </table:table-cell>
          <table:table-cell table:formula="of:=TEXT(VLOOKUP([.E113];[.$BH$2:.$BJ$71];3);  &quot;0#%&quot;)" office:value-type="string" office:string-value="82%" calcext:value-type="string">
            <text:p>8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3-9   [59% - 95%] Lightning Resistance" calcext:value-type="string">
            <text:p>3-9 <text:s text:c="2"/>[59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4]+([.C114]-1)*20" office:value-type="float" office:value="49" calcext:value-type="float">
            <text:p>49</text:p>
          </table:table-cell>
          <table:table-cell table:formula="of:=IF([.D114]&lt;10;&quot;  &quot;; &quot; &quot;)" office:value-type="string" office:string-value="  " calcext:value-type="string">
            <text:p><text:s text:c="2"/></text:p>
          </table:table-cell>
          <table:table-cell table:formula="of:=TEXT(VLOOKUP([.E114];[.$BH$2:.$BJ$71];2); &quot;0#%&quot;)" office:value-type="string" office:string-value="59%" calcext:value-type="string">
            <text:p>59%</text:p>
          </table:table-cell>
          <table:table-cell table:formula="of:=TEXT(VLOOKUP([.E114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16]+([.C116]-1)*20" office:value-type="float" office:value="47" calcext:value-type="float">
            <text:p>47</text:p>
          </table:table-cell>
          <table:table-cell table:formula="of:=IF([.D116]&lt;10;&quot;  &quot;; &quot; &quot;)" office:value-type="string" office:string-value="  " calcext:value-type="string">
            <text:p><text:s text:c="2"/></text:p>
          </table:table-cell>
          <table:table-cell table:formula="of:=TEXT(VLOOKUP([.E116];[.$BH$2:.$BJ$71];2); &quot;0#%&quot;)" office:value-type="string" office:string-value="57%" calcext:value-type="string">
            <text:p>57%</text:p>
          </table:table-cell>
          <table:table-cell table:formula="of:=TEXT(VLOOKUP([.E116];[.$BH$2:.$BJ$71];3);  &quot;0#%&quot;)" office:value-type="string" office:string-value="94%" calcext:value-type="string">
            <text:p>94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&quot; [&quot;; [.G117]; &quot; - &quot;; [.H117]; &quot;] &quot;;[.B117])" office:value-type="string" office:string-value="3-16  [66% - 95%] Mental Resistance" calcext:value-type="string">
            <text:p>3-16 <text:s/>[66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117]+([.C117]-1)*20" office:value-type="float" office:value="56" calcext:value-type="float">
            <text:p>56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formula="of:=TEXT(VLOOKUP([.E117];[.$BH$2:.$BJ$71];2); &quot;0#%&quot;)" office:value-type="string" office:string-value="66%" calcext:value-type="string">
            <text:p>66%</text:p>
          </table:table-cell>
          <table:table-cell table:formula="of:=TEXT(VLOOKUP([.E117];[.$BH$2:.$BJ$71];3);  &quot;0#%&quot;)" office:value-type="string" office:string-value="95%" calcext:value-type="string">
            <text:p>95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8]+([.C118]-1)*20" office:value-type="float" office:value="40" calcext:value-type="float">
            <text:p>40</text:p>
          </table:table-cell>
          <table:table-cell table:formula="of:=IF([.D118]&lt;10;&quot;  &quot;; &quot; &quot;)" office:value-type="string" office:string-value=" " calcext:value-type="string">
            <text:p><text:s/></text:p>
          </table:table-cell>
          <table:table-cell table:formula="of:=TEXT(VLOOKUP([.E118];[.$BH$2:.$BJ$71];2); &quot;0#%&quot;)" office:value-type="string" office:string-value="45%" calcext:value-type="string">
            <text:p>45%</text:p>
          </table:table-cell>
          <table:table-cell table:formula="of:=TEXT(VLOOKUP([.E118];[.$BH$2:.$BJ$71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19]+([.C119]-1)*20" office:value-type="float" office:value="3" calcext:value-type="float">
            <text:p>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formula="of:=TEXT(VLOOKUP([.E119];[.$BH$2:.$BJ$71];2); &quot;0#%&quot;)" office:value-type="string" office:string-value="06%" calcext:value-type="string">
            <text:p>06%</text:p>
          </table:table-cell>
          <table:table-cell table:formula="of:=TEXT(VLOOKUP([.E119];[.$BH$2:.$BJ$71];3);  &quot;0#%&quot;)" office:value-type="string" office:string-value="07%" calcext:value-type="string">
            <text:p>07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0]+([.C120]-1)*20" office:value-type="float" office:value="43" calcext:value-type="float">
            <text:p>43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formula="of:=TEXT(VLOOKUP([.E120];[.$BH$2:.$BJ$71];2); &quot;0#%&quot;)" office:value-type="string" office:string-value="53%" calcext:value-type="string">
            <text:p>53%</text:p>
          </table:table-cell>
          <table:table-cell table:formula="of:=TEXT(VLOOKUP([.E120];[.$BH$2:.$BJ$71];3);  &quot;0#%&quot;)" office:value-type="string" office:string-value="86%" calcext:value-type="string">
            <text:p>8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1]+([.C121]-1)*20" office:value-type="float" office:value="42" calcext:value-type="float">
            <text:p>42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H$2:.$BJ$71];2); &quot;0#%&quot;)" office:value-type="string" office:string-value="52%" calcext:value-type="string">
            <text:p>52%</text:p>
          </table:table-cell>
          <table:table-cell table:formula="of:=TEXT(VLOOKUP([.E121];[.$BH$2:.$BJ$71];3);  &quot;0#%&quot;)" office:value-type="string" office:string-value="84%" calcext:value-type="string">
            <text:p>8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22]+([.C122]-1)*20" office:value-type="float" office:value="44" calcext:value-type="float">
            <text:p>44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formula="of:=TEXT(VLOOKUP([.E122];[.$BH$2:.$BJ$71];2); &quot;0#%&quot;)" office:value-type="string" office:string-value="54%" calcext:value-type="string">
            <text:p>54%</text:p>
          </table:table-cell>
          <table:table-cell table:formula="of:=TEXT(VLOOKUP([.E122];[.$BH$2:.$BJ$71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3]+([.C123]-1)*20" office:value-type="float" office:value="14" calcext:value-type="float">
            <text:p>14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formula="of:=TEXT(VLOOKUP([.E123];[.$BH$2:.$BJ$71];2); &quot;0#%&quot;)" office:value-type="string" office:string-value="14%" calcext:value-type="string">
            <text:p>14%</text:p>
          </table:table-cell>
          <table:table-cell table:formula="of:=TEXT(VLOOKUP([.E123];[.$BH$2:.$BJ$71];3);  &quot;0#%&quot;)" office:value-type="string" office:string-value="28%" calcext:value-type="string">
            <text:p>2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4]+([.C124]-1)*20" office:value-type="float" office:value="40" calcext:value-type="float">
            <text:p>4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H$2:.$BJ$71];2); &quot;0#%&quot;)" office:value-type="string" office:string-value="45%" calcext:value-type="string">
            <text:p>45%</text:p>
          </table:table-cell>
          <table:table-cell table:formula="of:=TEXT(VLOOKUP([.E124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5]+([.C125]-1)*20" office:value-type="float" office:value="13" calcext:value-type="float">
            <text:p>13</text:p>
          </table:table-cell>
          <table:table-cell table:formula="of:=IF([.D125]&lt;10;&quot;  &quot;; &quot; &quot;)" office:value-type="string" office:string-value=" " calcext:value-type="string">
            <text:p><text:s/></text:p>
          </table:table-cell>
          <table:table-cell table:formula="of:=TEXT(VLOOKUP([.E125];[.$BH$2:.$BJ$71];2); &quot;0#%&quot;)" office:value-type="string" office:string-value="13%" calcext:value-type="string">
            <text:p>13%</text:p>
          </table:table-cell>
          <table:table-cell table:formula="of:=TEXT(VLOOKUP([.E125];[.$BH$2:.$BJ$71];3);  &quot;0#%&quot;)" office:value-type="string" office:string-value="26%" calcext:value-type="string">
            <text:p>2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6]+([.C126]-1)*20" office:value-type="float" office:value="1" calcext:value-type="float">
            <text:p>1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H$2:.$BJ$71];2); &quot;0#%&quot;)" office:value-type="string" office:string-value="05%" calcext:value-type="string">
            <text:p>05%</text:p>
          </table:table-cell>
          <table:table-cell table:formula="of:=TEXT(VLOOKUP([.E126];[.$BH$2:.$BJ$71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2-3   [28% - 46%] Smoke Magic Resistance" calcext:value-type="string">
            <text:p>2-3 <text:s text:c="2"/>[28% - 46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7]+([.C127]-1)*20" office:value-type="float" office:value="23" calcext:value-type="float">
            <text:p>23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formula="of:=TEXT(VLOOKUP([.E127];[.$BH$2:.$BJ$71];2); &quot;0#%&quot;)" office:value-type="string" office:string-value="28%" calcext:value-type="string">
            <text:p>28%</text:p>
          </table:table-cell>
          <table:table-cell table:formula="of:=TEXT(VLOOKUP([.E127];[.$BH$2:.$BJ$71];3);  &quot;0#%&quot;)" office:value-type="string" office:string-value="46%" calcext:value-type="string">
            <text:p>46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2-13  [38% - 66%] Soul Magic Resistance" calcext:value-type="string">
            <text:p>2-13 <text:s/>[38% - 66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8]+([.C128]-1)*20" office:value-type="float" office:value="33" calcext:value-type="float">
            <text:p>33</text:p>
          </table:table-cell>
          <table:table-cell table:formula="of:=IF([.D128]&lt;10;&quot;  &quot;; &quot; &quot;)" office:value-type="string" office:string-value=" " calcext:value-type="string">
            <text:p><text:s/></text:p>
          </table:table-cell>
          <table:table-cell table:formula="of:=TEXT(VLOOKUP([.E128];[.$BH$2:.$BJ$71];2); &quot;0#%&quot;)" office:value-type="string" office:string-value="38%" calcext:value-type="string">
            <text:p>38%</text:p>
          </table:table-cell>
          <table:table-cell table:formula="of:=TEXT(VLOOKUP([.E128];[.$BH$2:.$BJ$71];3);  &quot;0#%&quot;)" office:value-type="string" office:string-value="66%" calcext:value-type="string">
            <text:p>6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29]+([.C129]-1)*20" office:value-type="float" office:value="18" calcext:value-type="float">
            <text:p>18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formula="of:=TEXT(VLOOKUP([.E129];[.$BH$2:.$BJ$71];2); &quot;0#%&quot;)" office:value-type="string" office:string-value="18%" calcext:value-type="string">
            <text:p>18%</text:p>
          </table:table-cell>
          <table:table-cell table:formula="of:=TEXT(VLOOKUP([.E129];[.$BH$2:.$BJ$71];3);  &quot;0#%&quot;)" office:value-type="string" office:string-value="36%" calcext:value-type="string">
            <text:p>3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3-5   [55% - 90%] Space Magic Resistance" calcext:value-type="string">
            <text:p>3-5 <text:s text:c="2"/>[55% - 90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30]+([.C130]-1)*20" office:value-type="float" office:value="45" calcext:value-type="float">
            <text:p>45</text:p>
          </table:table-cell>
          <table:table-cell table:formula="of:=IF([.D130]&lt;10;&quot;  &quot;; &quot; &quot;)" office:value-type="string" office:string-value="  " calcext:value-type="string">
            <text:p><text:s text:c="2"/></text:p>
          </table:table-cell>
          <table:table-cell table:formula="of:=TEXT(VLOOKUP([.E130];[.$BH$2:.$BJ$71];2); &quot;0#%&quot;)" office:value-type="string" office:string-value="55%" calcext:value-type="string">
            <text:p>55%</text:p>
          </table:table-cell>
          <table:table-cell table:formula="of:=TEXT(VLOOKUP([.E130];[.$BH$2:.$BJ$71];3);  &quot;0#%&quot;)" office:value-type="string" office:string-value="90%" calcext:value-type="string">
            <text:p>9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H$2:.$BJ$71];2); &quot;0#%&quot;)" office:value-type="string" office:string-value="45%" calcext:value-type="string">
            <text:p>45%</text:p>
          </table:table-cell>
          <table:table-cell table:formula="of:=TEXT(VLOOKUP([.E131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3]+([.C133]-1)*20" office:value-type="float" office:value="40" calcext:value-type="float">
            <text:p>40</text:p>
          </table:table-cell>
          <table:table-cell table:formula="of:=IF([.D133]&lt;10;&quot;  &quot;; &quot; &quot;)" office:value-type="string" office:string-value=" " calcext:value-type="string">
            <text:p><text:s/></text:p>
          </table:table-cell>
          <table:table-cell table:formula="of:=TEXT(VLOOKUP([.E133];[.$BH$2:.$BJ$71];2); &quot;0#%&quot;)" office:value-type="string" office:string-value="45%" calcext:value-type="string">
            <text:p>45%</text:p>
          </table:table-cell>
          <table:table-cell table:formula="of:=TEXT(VLOOKUP([.E133];[.$BH$2:.$BJ$71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34]+([.C134]-1)*20" office:value-type="float" office:value="18" calcext:value-type="float">
            <text:p>18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formula="of:=TEXT(VLOOKUP([.E134];[.$BH$2:.$BJ$71];2); &quot;0#%&quot;)" office:value-type="string" office:string-value="18%" calcext:value-type="string">
            <text:p>18%</text:p>
          </table:table-cell>
          <table:table-cell table:formula="of:=TEXT(VLOOKUP([.E134];[.$BH$2:.$BJ$71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5]+([.C135]-1)*20" office:value-type="float" office:value="14" calcext:value-type="float">
            <text:p>14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H$2:.$BJ$71];2); &quot;0#%&quot;)" office:value-type="string" office:string-value="14%" calcext:value-type="string">
            <text:p>14%</text:p>
          </table:table-cell>
          <table:table-cell table:formula="of:=TEXT(VLOOKUP([.E135];[.$BH$2:.$BJ$71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36];&quot;-&quot;;[.D136];[.F136];&quot; [&quot;; [.G136]; &quot; - &quot;; [.H136]; &quot;] &quot;;[.B136])" office:value-type="string" office:string-value="3-6   [56% - 92%] Void Magic Resistance" calcext:value-type="string">
            <text:p>3-6 <text:s text:c="2"/>[56% - 92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D136]+([.C136]-1)*20" office:value-type="float" office:value="46" calcext:value-type="float">
            <text:p>46</text:p>
          </table:table-cell>
          <table:table-cell table:formula="of:=IF([.D136]&lt;10;&quot;  &quot;; &quot; &quot;)" office:value-type="string" office:string-value="  " calcext:value-type="string">
            <text:p><text:s text:c="2"/></text:p>
          </table:table-cell>
          <table:table-cell table:formula="of:=TEXT(VLOOKUP([.E136];[.$BH$2:.$BJ$71];2); &quot;0#%&quot;)" office:value-type="string" office:string-value="56%" calcext:value-type="string">
            <text:p>56%</text:p>
          </table:table-cell>
          <table:table-cell table:formula="of:=TEXT(VLOOKUP([.E136];[.$BH$2:.$BJ$71];3);  &quot;0#%&quot;)" office:value-type="string" office:string-value="92%" calcext:value-type="string">
            <text:p>92%</text:p>
          </table:table-cell>
          <table:table-cell table:number-columns-repeated="1016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3-1   [51% - 82%] Water Resistance" calcext:value-type="string">
            <text:p>3-1 <text:s text:c="2"/>[51% - 82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37]+([.C137]-1)*20" office:value-type="float" office:value="41" calcext:value-type="float">
            <text:p>41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formula="of:=TEXT(VLOOKUP([.E137];[.$BH$2:.$BJ$71];2); &quot;0#%&quot;)" office:value-type="string" office:string-value="51%" calcext:value-type="string">
            <text:p>51%</text:p>
          </table:table-cell>
          <table:table-cell table:formula="of:=TEXT(VLOOKUP([.E137];[.$BH$2:.$BJ$71];3);  &quot;0#%&quot;)" office:value-type="string" office:string-value="82%" calcext:value-type="string">
            <text:p>82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2   [52% - 84%] Wind Resistance" calcext:value-type="string">
            <text:p>3-2 <text:s text:c="2"/>[52% - 84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38]+([.C138]-1)*20" office:value-type="float" office:value="42" calcext:value-type="float">
            <text:p>42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formula="of:=TEXT(VLOOKUP([.E138];[.$BH$2:.$BJ$71];2); &quot;0#%&quot;)" office:value-type="string" office:string-value="52%" calcext:value-type="string">
            <text:p>52%</text:p>
          </table:table-cell>
          <table:table-cell table:formula="of:=TEXT(VLOOKUP([.E138];[.$BH$2:.$BJ$71];3);  &quot;0#%&quot;)" office:value-type="string" office:string-value="84%" calcext:value-type="string">
            <text:p>84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2-20  [45% - 80%] Wood Magic Resistance" calcext:value-type="string">
            <text:p>2-20 <text:s/>[45% - 80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H$2:.$BJ$71];2); &quot;0#%&quot;)" office:value-type="string" office:string-value="45%" calcext:value-type="string">
            <text:p>45%</text:p>
          </table:table-cell>
          <table:table-cell table:formula="of:=TEXT(VLOOKUP([.E139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1]; [.C141])" office:value-type="string" office:string-value="12 1st tier" calcext:value-type="string">
            <text:p>12 1st tier</text:p>
          </table:table-cell>
          <table:table-cell table:formula="of:=COUNTIF([.$C$85:.$C$139];&quot;=1&quot;)" office:value-type="float" office:value="12" calcext:value-type="float">
            <text:p>12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2]; [.C142])" office:value-type="string" office:string-value="24 2nd tier" calcext:value-type="string">
            <text:p>24 2nd tier</text:p>
          </table:table-cell>
          <table:table-cell table:formula="of:=COUNTIF([.$C$85:.$C$139];&quot;=2&quot;)" office:value-type="float" office:value="24" calcext:value-type="float">
            <text:p>24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43]; [.C143])" office:value-type="string" office:string-value="16 3rd tier" calcext:value-type="string">
            <text:p>16 3rd tier</text:p>
          </table:table-cell>
          <table:table-cell table:formula="of:=COUNTIF([.$C$85:.$C$139];&quot;=3&quot;)" office:value-type="float" office:value="16" calcext:value-type="float">
            <text:p>16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5:.G145])" office:value-type="string" office:string-value="Ash Density: 40 x 5% = 200%" calcext:value-type="string">
            <text:p>Ash Density: 40 x 5% = 200%</text:p>
          </table:table-cell>
          <table:table-cell office:value-type="string" calcext:value-type="string">
            <text:p>Ash Density: </text:p>
          </table:table-cell>
          <table:table-cell table:formula="of:=([.B143]+[.B142])" office:value-type="float" office:value="40" calcext:value-type="float">
            <text:p>40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45]*[.E145]; &quot;###,#%&quot;)" office:value-type="string" office:string-value="200%" calcext:value-type="string">
            <text:p>200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TEXT([.B143]*15%;&quot;%&quot;)" office:value-type="string" office:string-value="240%" calcext:value-type="string">
            <text:p>240%</text:p>
          </table:table-cell>
          <table:table-cell table:formula="of:=TEXT([.B142]*10%;&quot;%&quot;)" office:value-type="string" office:string-value="240%" calcext:value-type="string">
            <text:p>240%</text:p>
          </table:table-cell>
          <table:table-cell table:formula="of:=TEXT([.B141]*5%;&quot;%&quot;)" office:value-type="string" office:string-value="60%" calcext:value-type="string">
            <text:p>60%</text:p>
          </table:table-cell>
          <table:table-cell table:formula="of:=TEXT([.C146]+[.D146]+[.E146]; &quot;###,#%&quot;)" office:value-type="string" office:string-value="540%" calcext:value-type="string">
            <text:p>54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B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46]; &quot; + &quot;; [.D146]; &quot; + &quot;; [.E146]; &quot; = &quot;; [.F146]; &quot;) more dense - &quot;; [.B38] ;&quot; 2nd&quot;)" office:value-type="string" office:string-value="        Muscles are (240% + 240% + 60% = 540%) more dense - Avatar of Ash 2nd" calcext:value-type="string">
            <text:p><text:s text:c="8"/>Muscles are (240% + 240% + 60% = 540%) more dense - Avatar of Ash 2nd</text:p>
          </table:table-cell>
          <table:table-cell table:number-columns-repeated="1023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46]; &quot;] more dense. (Avatar of Ash 2nd)&quot;)" office:value-type="string" office:string-value="                [540%] more dense. (Avatar of Ash 2nd)" calcext:value-type="string">
            <text:p><text:s text:c="16"/>[540%] more dense. (Avatar of Ash 2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D17]" office:value-type="float" office:value="471" calcext:value-type="float">
            <text:p>471</text:p>
          </table:table-cell>
          <table:table-cell table:formula="of:=LEN([.D186])" office:value-type="float" office:value="3" calcext:value-type="float">
            <text:p>3</text:p>
          </table:table-cell>
          <table:table-cell table:formula="of:=REPT(&quot; &quot;; MAX([.$E$186:.$E$188])-[.E186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7]" office:value-type="string" office:string-value="The Azarinth Sentinel" calcext:value-type="string">
            <text:p>The Azarinth Sentine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D29]" office:value-type="float" office:value="465" calcext:value-type="float">
            <text:p>465</text:p>
          </table:table-cell>
          <table:table-cell table:formula="of:=LEN([.D187])" office:value-type="float" office:value="3" calcext:value-type="float">
            <text:p>3</text:p>
          </table:table-cell>
          <table:table-cell table:formula="of:=REPT(&quot; &quot;; MAX([.$E$186:.$E$188])-[.E187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D41]" office:value-type="float" office:value="417" calcext:value-type="float">
            <text:p>417</text:p>
          </table:table-cell>
          <table:table-cell table:formula="of:=LEN([.D188])" office:value-type="float" office:value="3" calcext:value-type="float">
            <text:p>3</text:p>
          </table:table-cell>
          <table:table-cell table:formula="of:=REPT(&quot; &quot;; MAX([.$E$186:.$E$188])-[.E188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700%" calcext:value-type="string">
            <text:p>7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100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200%" calcext:value-type="string">
            <text:p>2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100%" calcext:value-type="string">
            <text:p>1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195:.$L$200])-[.L195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195:.$L$200])-[.L196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formula="of:=LEN([.H197])" office:value-type="float" office:value="7" calcext:value-type="float">
            <text:p>7</text:p>
          </table:table-cell>
          <table:table-cell table:formula="of:=REPT(&quot; &quot;; MAX([.$J$197:.$J$199])-[.J19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195:.$L$200])-[.L19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970.0" calcext:value-type="string">
            <text:p>2,970.0</text:p>
          </table:table-cell>
          <table:table-cell office:value-type="string" calcext:value-type="string">
            <text:p>]</text:p>
          </table:table-cell>
          <table:table-cell table:formula="of:=LEN([.H198])" office:value-type="float" office:value="7" calcext:value-type="float">
            <text:p>7</text:p>
          </table:table-cell>
          <table:table-cell table:formula="of:=REPT(&quot; &quot;; MAX([.$J$197:.$J$199])-[.J19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195:.$L$200])-[.L19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420" calcext:value-type="float">
            <text:p>142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19,028.0" calcext:value-type="string">
            <text:p>19,028.0</text:p>
          </table:table-cell>
          <table:table-cell office:value-type="string" calcext:value-type="string">
            <text:p>]</text:p>
          </table:table-cell>
          <table:table-cell table:formula="of:=LEN([.H199])" office:value-type="float" office:value="8" calcext:value-type="float">
            <text:p>8</text:p>
          </table:table-cell>
          <table:table-cell table:formula="of:=REPT(&quot; &quot;; MAX([.$J$197:.$J$199])-[.J19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195:.$L$200])-[.L199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195:.$L$200])-[.L200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3,549.0%" calcext:value-type="string">
            <text:p>3,549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1,825.0%" calcext:value-type="string">
            <text:p>1,82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560.0%" calcext:value-type="string">
            <text:p>1,56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25,088" calcext:value-type="string">
            <text:p>25,088</text:p>
          </table:table-cell>
          <table:table-cell table:formula="of:=LEN([.C206])" office:value-type="float" office:value="6" calcext:value-type="float">
            <text:p>6</text:p>
          </table:table-cell>
          <table:table-cell table:formula="of:=REPT(&quot; &quot;;MAX([.$D$206:.$D$208])-[.D206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07])" office:value-type="float" office:value="5" calcext:value-type="float">
            <text:p>5</text:p>
          </table:table-cell>
          <table:table-cell table:formula="of:=REPT(&quot; &quot;;MAX([.$D$206:.$D$208])-[.D20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29,000" calcext:value-type="string">
            <text:p>29,000</text:p>
          </table:table-cell>
          <table:table-cell table:formula="of:=LEN([.C208])" office:value-type="float" office:value="6" calcext:value-type="float">
            <text:p>6</text:p>
          </table:table-cell>
          <table:table-cell table:formula="of:=REPT(&quot; &quot;;MAX([.$D$206:.$D$208])-[.D208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/></text:p>
          </table:table-cell>
          <table:table-cell table:formula="of:=TEXT([.V2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60.6" calcext:value-type="string">
            <text:p>60.6</text:p>
          </table:table-cell>
          <table:table-cell office:value-type="string" calcext:value-type="string">
            <text:p>] [</text:p>
          </table:table-cell>
          <table:table-cell table:formula="of:=TEXT(100%/[.V2];&quot;#,##0.0&quot;)" office:value-type="string" office:string-value="376.2" calcext:value-type="string">
            <text:p>376.2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p/sec: <text:s/></text:p>
          </table:table-cell>
          <table:table-cell table:formula="of:=TEXT([.V3];&quot;#,##0.00%&quot;)" office:value-type="string" office:string-value="0.28%" calcext:value-type="string">
            <text:p>0.28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79.8" calcext:value-type="string">
            <text:p>79.8</text:p>
          </table:table-cell>
          <table:table-cell office:value-type="string" calcext:value-type="string">
            <text:p>] [</text:p>
          </table:table-cell>
          <table:table-cell table:formula="of:=TEXT(100%/[.V3];&quot;#,##0.0&quot;)" office:value-type="string" office:string-value="363.6" calcext:value-type="string">
            <text:p>363.6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ed: <text:s text:c="2"/></text:p>
          </table:table-cell>
          <table:table-cell table:formula="of:=TEXT([.V4];&quot;#,##0.00%&quot;)" office:value-type="string" office:string-value="0.35%" calcext:value-type="string">
            <text:p>0.35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101.9" calcext:value-type="string">
            <text:p>101.9</text:p>
          </table:table-cell>
          <table:table-cell office:value-type="string" calcext:value-type="string">
            <text:p>] [</text:p>
          </table:table-cell>
          <table:table-cell table:formula="of:=TEXT(100%/[.V4];&quot;#,##0.0&quot;)" office:value-type="string" office:string-value="284.5" calcext:value-type="string">
            <text:p>284.5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7.736%" calcext:value-type="string">
            <text:p>97.736%</text:p>
          </table:table-cell>
          <table:table-cell table:formula="of:=REPT(&quot; &quot;;MAX([.$J$215:.$J$216])-[.J215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5])">
            <text:p/>
          </table:table-cell>
          <table:table-cell table:style-name="ce54" table:formula="of:=TEXT([.R13];&quot;#,##0.00&quot;)" office:value-type="string" office:string-value="44.21" calcext:value-type="string">
            <text:p>44.21</text:p>
          </table:table-cell>
          <table:table-cell office:value-type="string" calcext:value-type="string">
            <text:p>]</text:p>
          </table:table-cell>
          <table:table-cell table:formula="of:=LEN([.D215])" office:value-type="float" office:value="7" calcext:value-type="float">
            <text:p>7</text:p>
          </table:table-cell>
          <table:table-cell table:formula="of:=LEN([.H215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1,096,997.9" calcext:value-type="string">
            <text:p>1,096,997.9</text:p>
          </table:table-cell>
          <table:table-cell table:formula="of:=REPT(&quot; &quot;;MAX([.$J$215:.$J$216])-[.J216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6])">
            <text:p/>
          </table:table-cell>
          <table:table-cell table:formula="of:=TEXT([.R13]*(1+[.AY15]);&quot;#,##0.00&quot;)" office:value-type="string" office:string-value="79.23" calcext:value-type="string">
            <text:p>79.23</text:p>
          </table:table-cell>
          <table:table-cell office:value-type="string" calcext:value-type="string">
            <text:p>]</text:p>
          </table:table-cell>
          <table:table-cell table:formula="of:=LEN([.D216])" office:value-type="float" office:value="11" calcext:value-type="float">
            <text:p>11</text:p>
          </table:table-cell>
          <table:table-cell table:formula="of:=LEN([.H216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19:.E248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8]; &quot;x# &quot;)" office:value-type="string" office:string-value="x3 " calcext:value-type="string">
            <text:p>x3 </text:p>
          </table:table-cell>
          <table:table-cell table:formula="of:=LEN([.B18])" office:value-type="float" office:value="20" calcext:value-type="float">
            <text:p>20</text:p>
          </table:table-cell>
          <table:table-cell table:formula="of:=[.$E$218]-[.E219]+1+IF([.J18]&lt;10;1;0)" office:value-type="float" office:value="5" calcext:value-type="float">
            <text:p>5</text:p>
          </table:table-cell>
          <table:table-cell/>
          <table:table-cell table:formula="of:=[.C18]" office:value-type="float" office:value="3" calcext:value-type="float">
            <text:p>3</text:p>
          </table:table-cell>
          <table:table-cell table:formula="of:=[.D18]" office:value-type="float" office:value="30" calcext:value-type="float">
            <text:p>30</text:p>
          </table:table-cell>
          <table:table-cell table:formula="of:=IF([.I219]&lt;10; &quot;  &quot;; &quot; &quot;)" office:value-type="string" office:string-value=" " calcext:value-type="string">
            <text:p><text:s/></text:p>
          </table:table-cell>
          <table:table-cell table:formula="of:=REPT(&quot; &quot;; [.F219])" office:value-type="string" office:string-value="     " calcext:value-type="string">
            <text:p><text:s text:c="5"/></text:p>
          </table:table-cell>
          <table:table-cell table:formula="of:=IF([.M21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3 " calcext:value-type="string">
            <text:p>x3 </text:p>
          </table:table-cell>
          <table:table-cell table:formula="of:=LEN([.B19])" office:value-type="float" office:value="23" calcext:value-type="float">
            <text:p>23</text:p>
          </table:table-cell>
          <table:table-cell table:formula="of:=[.$E$218]-[.E220]+1+IF([.J19]&lt;10;1;0)" office:value-type="float" office:value="2" calcext:value-type="float">
            <text:p>2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20]&lt;10; &quot;  &quot;; &quot; &quot;)" office:value-type="string" office:string-value=" " calcext:value-type="string">
            <text:p><text:s/></text:p>
          </table:table-cell>
          <table:table-cell table:formula="of:=REPT(&quot; &quot;; [.F220])" office:value-type="string" office:string-value="  " calcext:value-type="string">
            <text:p><text:s text:c="2"/></text:p>
          </table:table-cell>
          <table:table-cell table:formula="of:=IF([.M22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8 " calcext:value-type="string">
            <text:p>x8 </text:p>
          </table:table-cell>
          <table:table-cell table:formula="of:=LEN([.B20])" office:value-type="float" office:value="18" calcext:value-type="float">
            <text:p>18</text:p>
          </table:table-cell>
          <table:table-cell table:formula="of:=[.$E$218]-[.E221]+1+IF([.J20]&lt;10;1;0)" office:value-type="float" office:value="7" calcext:value-type="float">
            <text:p>7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30" calcext:value-type="float">
            <text:p>30</text:p>
          </table:table-cell>
          <table:table-cell table:formula="of:=IF([.I221]&lt;10; &quot;  &quot;; &quot; &quot;)" office:value-type="string" office:string-value=" " calcext:value-type="string">
            <text:p><text:s/></text:p>
          </table:table-cell>
          <table:table-cell table:formula="of:=REPT(&quot; &quot;; [.F221])" office:value-type="string" office:string-value="       " calcext:value-type="string">
            <text:p><text:s text:c="7"/></text:p>
          </table:table-cell>
          <table:table-cell table:formula="of:=IF([.M221]=&quot;&quot;;&quot;&quot;;&quot;[&quot;)" office:value-type="string" office:string-value="[" calcext:value-type="string">
            <text:p>[</text:p>
          </table:table-cell>
          <table:table-cell table:formula="of:=COM.MICROSOFT.CONCAT(TEXT([.K20];&quot;#,##0.0%&quot;); [.$M$218]; TEXT([.L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 " calcext:value-type="string">
            <text:p>x1 </text:p>
          </table:table-cell>
          <table:table-cell table:formula="of:=LEN([.B21])" office:value-type="float" office:value="5" calcext:value-type="float">
            <text:p>5</text:p>
          </table:table-cell>
          <table:table-cell table:formula="of:=[.$E$218]-[.E222]+1+IF([.J21]&lt;10;1;0)" office:value-type="float" office:value="20" calcext:value-type="float">
            <text:p>20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30" calcext:value-type="float">
            <text:p>30</text:p>
          </table:table-cell>
          <table:table-cell table:formula="of:=IF([.I222]&lt;10; &quot;  &quot;; &quot; &quot;)" office:value-type="string" office:string-value=" " calcext:value-type="string">
            <text:p><text:s/></text:p>
          </table:table-cell>
          <table:table-cell table:formula="of:=REPT(&quot; &quot;; [.F222])" office:value-type="string" office:string-value="                    " calcext:value-type="string">
            <text:p><text:s text:c="20"/></text:p>
          </table:table-cell>
          <table:table-cell table:formula="of:=IF([.M22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5" calcext:value-type="float">
            <text:p>15</text:p>
          </table:table-cell>
          <table:table-cell table:formula="of:=[.$E$218]-[.E223]+1+IF([.J22]&lt;10;1;0)" office:value-type="float" office:value="10" calcext:value-type="float">
            <text:p>1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30" calcext:value-type="float">
            <text:p>30</text:p>
          </table:table-cell>
          <table:table-cell table:formula="of:=IF([.I223]&lt;10; &quot;  &quot;; &quot; &quot;)" office:value-type="string" office:string-value=" " calcext:value-type="string">
            <text:p><text:s/></text:p>
          </table:table-cell>
          <table:table-cell table:formula="of:=REPT(&quot; &quot;; [.F223])" office:value-type="string" office:string-value="          " calcext:value-type="string">
            <text:p><text:s text:c="10"/></text:p>
          </table:table-cell>
          <table:table-cell table:formula="of:=IF([.M22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0 " calcext:value-type="string">
            <text:p>x10 </text:p>
          </table:table-cell>
          <table:table-cell table:formula="of:=LEN([.B23])" office:value-type="float" office:value="13" calcext:value-type="float">
            <text:p>13</text:p>
          </table:table-cell>
          <table:table-cell table:formula="of:=[.$E$218]-[.E224]+1+IF([.J23]&lt;10;1;0)" office:value-type="float" office:value="11" calcext:value-type="float">
            <text:p>11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24]&lt;10; &quot;  &quot;; &quot; &quot;)" office:value-type="string" office:string-value=" " calcext:value-type="string">
            <text:p><text:s/></text:p>
          </table:table-cell>
          <table:table-cell table:formula="of:=REPT(&quot; &quot;; [.F224])" office:value-type="string" office:string-value="           " calcext:value-type="string">
            <text:p><text:s text:c="11"/></text:p>
          </table:table-cell>
          <table:table-cell table:formula="of:=IF([.M224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18]; TEXT([.AV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3];&quot;#,##0.0%&quot;); [.$M$218]; TEXT([.L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3];&quot;#,##0.0%&quot;);[.$M$218]; TEXT([.AJ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8 " calcext:value-type="string">
            <text:p>x8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18]-[.E225]+1+IF([.J24]&lt;10;1;0)" office:value-type="float" office:value="8" calcext:value-type="float">
            <text:p>8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 table:formula="of:=IF([.I225]&lt;10; &quot;  &quot;; &quot; &quot;)" office:value-type="string" office:string-value=" " calcext:value-type="string">
            <text:p><text:s/></text:p>
          </table:table-cell>
          <table:table-cell table:formula="of:=REPT(&quot; &quot;; [.F225])" office:value-type="string" office:string-value="        " calcext:value-type="string">
            <text:p><text:s text:c="8"/></text:p>
          </table:table-cell>
          <table:table-cell table:formula="of:=IF([.M225]=&quot;&quot;;&quot;&quot;;&quot;[&quot;)" office:value-type="string" office:string-value="[" calcext:value-type="string">
            <text:p>[</text:p>
          </table:table-cell>
          <table:table-cell table:formula="of:=COM.MICROSOFT.CONCAT(TEXT([.K24];&quot;#,##0.0%&quot;);[.$M$218]; TEXT([.L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M$218]; TEXT(10%*[.J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8 " calcext:value-type="string">
            <text:p>x8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18]-[.E226]+1+IF([.J25]&lt;10;1;0)" office:value-type="float" office:value="8" calcext:value-type="float">
            <text:p>8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30" calcext:value-type="float">
            <text:p>30</text:p>
          </table:table-cell>
          <table:table-cell table:formula="of:=IF([.I226]&lt;10; &quot;  &quot;; &quot; &quot;)" office:value-type="string" office:string-value=" " calcext:value-type="string">
            <text:p><text:s/></text:p>
          </table:table-cell>
          <table:table-cell table:formula="of:=REPT(&quot; &quot;; [.F226])" office:value-type="string" office:string-value="        " calcext:value-type="string">
            <text:p><text:s text:c="8"/></text:p>
          </table:table-cell>
          <table:table-cell table:formula="of:=IF([.M22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8 " calcext:value-type="string">
            <text:p>x8 </text:p>
          </table:table-cell>
          <table:table-cell table:formula="of:=LEN([.B26])" office:value-type="float" office:value="19" calcext:value-type="float">
            <text:p>19</text:p>
          </table:table-cell>
          <table:table-cell table:formula="of:=[.$E$218]-[.E227]+1+IF([.J26]&lt;10;1;0)" office:value-type="float" office:value="6" calcext:value-type="float">
            <text:p>6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27]&lt;10; &quot;  &quot;; &quot; &quot;)" office:value-type="string" office:string-value=" " calcext:value-type="string">
            <text:p><text:s/></text:p>
          </table:table-cell>
          <table:table-cell table:formula="of:=REPT(&quot; &quot;; [.F227])" office:value-type="string" office:string-value="      " calcext:value-type="string">
            <text:p><text:s text:c="6"/></text:p>
          </table:table-cell>
          <table:table-cell table:formula="of:=IF([.M22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8 " calcext:value-type="string">
            <text:p>x8 </text:p>
          </table:table-cell>
          <table:table-cell table:formula="of:=LEN([.B27])" office:value-type="float" office:value="17" calcext:value-type="float">
            <text:p>17</text:p>
          </table:table-cell>
          <table:table-cell table:formula="of:=[.$E$218]-[.E228]+1+IF([.J27]&lt;10;1;0)" office:value-type="float" office:value="8" calcext:value-type="float">
            <text:p>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30" calcext:value-type="float">
            <text:p>30</text:p>
          </table:table-cell>
          <table:table-cell table:formula="of:=IF([.I228]&lt;10; &quot;  &quot;; &quot; &quot;)" office:value-type="string" office:string-value=" " calcext:value-type="string">
            <text:p><text:s/></text:p>
          </table:table-cell>
          <table:table-cell table:formula="of:=REPT(&quot; &quot;; [.F228])" office:value-type="string" office:string-value="        " calcext:value-type="string">
            <text:p><text:s text:c="8"/></text:p>
          </table:table-cell>
          <table:table-cell table:formula="of:=IF([.M228]=&quot;&quot;;&quot;&quot;;&quot;[&quot;)" office:value-type="string" office:string-value="[" calcext:value-type="string">
            <text:p>[</text:p>
          </table:table-cell>
          <table:table-cell table:formula="of:=TEXT(MIN([.E2:.E7])/400;&quot;#,##0%&quot;)" office:value-type="string" office:string-value="113%" calcext:value-type="string">
            <text:p>113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9]&lt;10; &quot;  &quot;; &quot; &quot;)" office:value-type="string" office:string-value="  " calcext:value-type="string">
            <text:p><text:s text:c="2"/></text:p>
          </table:table-cell>
          <table:table-cell table:formula="of:=REPT(&quot; &quot;; [.F229])">
            <text:p/>
          </table:table-cell>
          <table:table-cell table:formula="of:=IF([.M22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30]&lt;10; &quot;  &quot;; &quot; &quot;)" office:value-type="string" office:string-value="  " calcext:value-type="string">
            <text:p><text:s text:c="2"/></text:p>
          </table:table-cell>
          <table:table-cell table:formula="of:=REPT(&quot; &quot;; [.F230])">
            <text:p/>
          </table:table-cell>
          <table:table-cell table:formula="of:=IF([.M23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9 " calcext:value-type="string">
            <text:p>x9 </text:p>
          </table:table-cell>
          <table:table-cell table:formula="of:=LEN([.B30])" office:value-type="float" office:value="12" calcext:value-type="float">
            <text:p>12</text:p>
          </table:table-cell>
          <table:table-cell table:formula="of:=[.$E$218]-[.E231]+1+IF([.J30]&lt;10;1;0)" office:value-type="float" office:value="13" calcext:value-type="float">
            <text:p>13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    " calcext:value-type="string">
            <text:p><text:s text:c="13"/></text:p>
          </table:table-cell>
          <table:table-cell table:formula="of:=IF([.M231]=&quot;&quot;;&quot;&quot;;&quot;[&quot;)" office:value-type="string" office:string-value="[" calcext:value-type="string">
            <text:p>[</text:p>
          </table:table-cell>
          <table:table-cell table:formula="of:=COM.MICROSOFT.CONCAT(TEXT([.K30];&quot;#,##0.0%&quot;);[.$M$218]; TEXT([.L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8 " calcext:value-type="string">
            <text:p>x8 </text:p>
          </table:table-cell>
          <table:table-cell table:formula="of:=LEN([.B31])" office:value-type="float" office:value="13" calcext:value-type="float">
            <text:p>13</text:p>
          </table:table-cell>
          <table:table-cell table:formula="of:=[.$E$218]-[.E232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    " calcext:value-type="string">
            <text:p><text:s text:c="12"/></text:p>
          </table:table-cell>
          <table:table-cell table:formula="of:=IF([.M232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 [.$M$218]; TEXT([.L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2 " calcext:value-type="string">
            <text:p>x2 </text:p>
          </table:table-cell>
          <table:table-cell table:formula="of:=LEN([.B32])" office:value-type="float" office:value="17" calcext:value-type="float">
            <text:p>17</text:p>
          </table:table-cell>
          <table:table-cell table:formula="of:=[.$E$218]-[.E233]+1+IF([.J32]&lt;10;1;0)" office:value-type="float" office:value="8" calcext:value-type="float">
            <text:p>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33]&lt;10; &quot;  &quot;; &quot; &quot;)" office:value-type="string" office:string-value=" " calcext:value-type="string">
            <text:p><text:s/></text:p>
          </table:table-cell>
          <table:table-cell table:formula="of:=REPT(&quot; &quot;; [.F233])" office:value-type="string" office:string-value="        " calcext:value-type="string">
            <text:p><text:s text:c="8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9 " calcext:value-type="string">
            <text:p>x9 </text:p>
          </table:table-cell>
          <table:table-cell table:formula="of:=LEN([.B33])" office:value-type="float" office:value="15" calcext:value-type="float">
            <text:p>15</text:p>
          </table:table-cell>
          <table:table-cell table:formula="of:=[.$E$218]-[.E234]+1+IF([.J33]&lt;10;1;0)" office:value-type="float" office:value="10" calcext:value-type="float">
            <text:p>10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34]&lt;10; &quot;  &quot;; &quot; &quot;)" office:value-type="string" office:string-value=" " calcext:value-type="string">
            <text:p><text:s/></text:p>
          </table:table-cell>
          <table:table-cell table:formula="of:=REPT(&quot; &quot;; [.F234])" office:value-type="string" office:string-value="          " calcext:value-type="string">
            <text:p><text:s text:c="10"/></text:p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2 " calcext:value-type="string">
            <text:p>x2 </text:p>
          </table:table-cell>
          <table:table-cell table:formula="of:=LEN([.B34])" office:value-type="float" office:value="16" calcext:value-type="float">
            <text:p>16</text:p>
          </table:table-cell>
          <table:table-cell table:formula="of:=[.$E$218]-[.E235]+1+IF([.J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30" calcext:value-type="float">
            <text:p>30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   " calcext:value-type="string">
            <text:p><text:s text:c="9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2 " calcext:value-type="string">
            <text:p>x2 </text:p>
          </table:table-cell>
          <table:table-cell table:formula="of:=LEN([.B35])" office:value-type="float" office:value="19" calcext:value-type="float">
            <text:p>19</text:p>
          </table:table-cell>
          <table:table-cell table:formula="of:=[.$E$218]-[.E236]+1+IF([.J35]&lt;10;1;0)" office:value-type="float" office:value="6" calcext:value-type="float">
            <text:p>6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" calcext:value-type="string">
            <text:p><text:s text:c="6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9 " calcext:value-type="string">
            <text:p>x9 </text:p>
          </table:table-cell>
          <table:table-cell table:formula="of:=LEN([.B36])" office:value-type="float" office:value="11" calcext:value-type="float">
            <text:p>11</text:p>
          </table:table-cell>
          <table:table-cell table:formula="of:=[.$E$218]-[.E237]+1+IF([.J36]&lt;10;1;0)" office:value-type="float" office:value="14" calcext:value-type="float">
            <text:p>14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0" calcext:value-type="float">
            <text:p>30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     " calcext:value-type="string">
            <text:p><text:s text:c="14"/></text:p>
          </table:table-cell>
          <table:table-cell table:formula="of:=IF([.M23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9 " calcext:value-type="string">
            <text:p>x9 </text:p>
          </table:table-cell>
          <table:table-cell table:formula="of:=LEN([.B37])" office:value-type="float" office:value="11" calcext:value-type="float">
            <text:p>11</text:p>
          </table:table-cell>
          <table:table-cell table:formula="of:=[.$E$218]-[.E238]+1+IF([.J37]&lt;10;1;0)" office:value-type="float" office:value="14" calcext:value-type="float">
            <text:p>14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  " calcext:value-type="string">
            <text:p><text:s text:c="14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37];&quot;#,##0.0%&quot;); [.$M$218]; TEXT([.L37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9 " calcext:value-type="string">
            <text:p>x9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18]-[.E239]+1+IF([.J38]&lt;10;1;0)" office:value-type="float" office:value="12" calcext:value-type="float">
            <text:p>12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" calcext:value-type="string">
            <text:p><text:s text:c="12"/></text:p>
          </table:table-cell>
          <table:table-cell table:formula="of:=IF([.M239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18]; TEXT([.L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8 " calcext:value-type="string">
            <text:p>x8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18]-[.E240]+1+IF([.J39]&lt;10;1;0)" office:value-type="float" office:value="12" calcext:value-type="float">
            <text:p>12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        " calcext:value-type="string">
            <text:p><text:s text:c="12"/></text:p>
          </table:table-cell>
          <table:table-cell table:formula="of:=IF([.M240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18]; TEXT([.L39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>
            <text:p/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>
            <text:p/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2 " calcext:value-type="string">
            <text:p>x2 </text:p>
          </table:table-cell>
          <table:table-cell table:formula="of:=LEN([.B42])" office:value-type="float" office:value="10" calcext:value-type="float">
            <text:p>10</text:p>
          </table:table-cell>
          <table:table-cell table:formula="of:=[.$E$218]-[.E243]+1+IF([.J42]&lt;10;1;0)" office:value-type="float" office:value="15" calcext:value-type="float">
            <text:p>15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17" calcext:value-type="float">
            <text:p>17</text:p>
          </table:table-cell>
          <table:table-cell table:formula="of:=IF([.I243]&lt;10; &quot;  &quot;; &quot; &quot;)" office:value-type="string" office:string-value=" " calcext:value-type="string">
            <text:p><text:s/></text:p>
          </table:table-cell>
          <table:table-cell table:formula="of:=REPT(&quot; &quot;; [.F243])" office:value-type="string" office:string-value="               " calcext:value-type="string">
            <text:p><text:s text:c="15"/></text:p>
          </table:table-cell>
          <table:table-cell table:formula="of:=IF([.M24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8 " calcext:value-type="string">
            <text:p>x8 </text:p>
          </table:table-cell>
          <table:table-cell table:formula="of:=LEN([.B43])" office:value-type="float" office:value="17" calcext:value-type="float">
            <text:p>17</text:p>
          </table:table-cell>
          <table:table-cell table:formula="of:=[.$E$218]-[.E244]+1+IF([.J43]&lt;10;1;0)" office:value-type="float" office:value="8" calcext:value-type="float">
            <text:p>8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22" calcext:value-type="float">
            <text:p>22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" calcext:value-type="string">
            <text:p><text:s text:c="8"/></text:p>
          </table:table-cell>
          <table:table-cell table:formula="of:=IF([.M244]=&quot;&quot;;&quot;&quot;;&quot;[&quot;)" office:value-type="string" office:string-value="[" calcext:value-type="string">
            <text:p>[</text:p>
          </table:table-cell>
          <table:table-cell table:formula="of:=COM.MICROSOFT.CONCAT(TEXT([.K43];&quot;#,##0.0%&quot;);[.$M$218]; TEXT([.L43];&quot;#,##0.0%&quot;))" office:value-type="string" office:string-value="56.0% =&gt; 448.0%" calcext:value-type="string">
            <text:p>56.0% =&gt; 448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2 " calcext:value-type="string">
            <text:p>x2 </text:p>
          </table:table-cell>
          <table:table-cell table:formula="of:=LEN([.B44])" office:value-type="float" office:value="12" calcext:value-type="float">
            <text:p>12</text:p>
          </table:table-cell>
          <table:table-cell table:formula="of:=[.$E$218]-[.E245]+1+IF([.J44]&lt;10;1;0)" office:value-type="float" office:value="13" calcext:value-type="float">
            <text:p>13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19" calcext:value-type="float">
            <text:p>19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 " calcext:value-type="string">
            <text:p><text:s text:c="13"/></text:p>
          </table:table-cell>
          <table:table-cell table:formula="of:=IF([.M24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1" calcext:value-type="float">
            <text:p>11</text:p>
          </table:table-cell>
          <table:table-cell table:formula="of:=[.$E$218]-[.E246]+1+IF([.J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16" calcext:value-type="float">
            <text:p>16</text:p>
          </table:table-cell>
          <table:table-cell table:formula="of:=IF([.I246]&lt;10; &quot;  &quot;; &quot; &quot;)" office:value-type="string" office:string-value=" " calcext:value-type="string">
            <text:p><text:s/></text:p>
          </table:table-cell>
          <table:table-cell table:formula="of:=REPT(&quot; &quot;; [.F246])" office:value-type="string" office:string-value="              " calcext:value-type="string">
            <text:p><text:s text:c="14"/></text:p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6]; &quot;x# &quot;)" office:value-type="string" office:string-value="x9 " calcext:value-type="string">
            <text:p>x9 </text:p>
          </table:table-cell>
          <table:table-cell table:style-name="ce21" table:formula="of:=LEN([.B46])" office:value-type="float" office:value="20" calcext:value-type="float">
            <text:p>20</text:p>
          </table:table-cell>
          <table:table-cell table:style-name="ce21" table:formula="of:=[.$E$218]-[.E247]+1+IF([.J46]&lt;10;1;0)" office:value-type="float" office:value="5" calcext:value-type="float">
            <text:p>5</text:p>
          </table:table-cell>
          <table:table-cell table:style-name="ce21"/>
          <table:table-cell table:style-name="ce21" table:formula="of:=[.C46]" office:value-type="float" office:value="3" calcext:value-type="float">
            <text:p>3</text:p>
          </table:table-cell>
          <table:table-cell table:style-name="ce21" table:formula="of:=[.D46]" office:value-type="float" office:value="18" calcext:value-type="float">
            <text:p>18</text:p>
          </table:table-cell>
          <table:table-cell table:style-name="ce21" table:formula="of:=IF([.I247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47])" office:value-type="string" office:string-value="     " calcext:value-type="string">
            <text:p><text:s text:c="5"/></text:p>
          </table:table-cell>
          <table:table-cell table:style-name="ce21" table:formula="of:=IF([.M247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6];&quot;#,##0.0%&quot;); [.$M$218]; TEXT([.L46];&quot;#,##0.0%&quot;))" office:value-type="string" office:string-value="44.0% =&gt; 396.0%" calcext:value-type="string">
            <text:p>44.0% =&gt; 396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18]; TEXT([.AM46];&quot;#,##0.0%&quot;))" office:value-type="string" office:string-value="10.8% =&gt; 97.2%" calcext:value-type="string">
            <text:p>10.8% =&gt; 97.2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6];&quot;#,##0.0%&quot;); [.$M$218]; TEXT([.AJ46];&quot;#,##0.0%&quot;))" office:value-type="string" office:string-value="5.0% =&gt; 97.2%" calcext:value-type="string">
            <text:p>5.0% =&gt; 97.2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18]; TEXT([.AY46];&quot;#,##0.0%&quot;))" office:value-type="string" office:string-value="8.8% =&gt; 79.2%" calcext:value-type="string">
            <text:p>8.8% =&gt; 79.2%</text:p>
          </table:table-cell>
          <table:table-cell table:style-name="ce21" office:value-type="string" calcext:value-type="string">
            <text:p><text:s/>Health]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9" table:formula="of:=TEXT([.J47]; &quot;x# &quot;)" office:value-type="string" office:string-value="x8 " calcext:value-type="string">
            <text:p>x8 </text:p>
          </table:table-cell>
          <table:table-cell table:formula="of:=LEN([.B47])" office:value-type="float" office:value="15" calcext:value-type="float">
            <text:p>15</text:p>
          </table:table-cell>
          <table:table-cell table:formula="of:=[.$E$218]-[.E248]+1+IF([.J47]&lt;10;1;0)" office:value-type="float" office:value="10" calcext:value-type="float">
            <text:p>10</text:p>
          </table:table-cell>
          <table:table-cell/>
          <table:table-cell table:formula="of:=[.C47]" office:value-type="float" office:value="3" calcext:value-type="float">
            <text:p>3</text:p>
          </table:table-cell>
          <table:table-cell table:formula="of:=[.D47]" office:value-type="float" office:value="4" calcext:value-type="float">
            <text:p>4</text:p>
          </table:table-cell>
          <table:table-cell table:formula="of:=IF([.I248]&lt;10; &quot;  &quot;; &quot; &quot;)" office:value-type="string" office:string-value="  " calcext:value-type="string">
            <text:p><text:s text:c="2"/></text:p>
          </table:table-cell>
          <table:table-cell table:formula="of:=REPT(&quot; &quot;; [.F248])" office:value-type="string" office:string-value="          " calcext:value-type="string">
            <text:p><text:s text:c="10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5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2" table:default-cell-style-name="Default"/>
        <table:table-row table:style-name="ro1">
          <table:table-cell table:formula="of:=[$Calculations.A1]" office:value-type="string" office:string-value="Class 1: 471 - The Azarinth Sentinel" calcext:value-type="string">
            <text:p>Class 1: 471 - The Azarinth Sentinel</text:p>
          </table:table-cell>
        </table:table-row>
        <table:table-row table:style-name="ro1">
          <table:table-cell table:formula="of:=[$Calculations.A2]" office:value-type="string" office:string-value="Class 2: 465 - Kin of Ash" calcext:value-type="string">
            <text:p>Class 2: 465 - Kin of Ash</text:p>
          </table:table-cell>
        </table:table-row>
        <table:table-row table:style-name="ro1">
          <table:table-cell table:formula="of:=[$Calculations.A3]" office:value-type="string" office:string-value="Class 3: 417 - The Faen Valkyrie" calcext:value-type="string">
            <text:p>Class 3: 417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6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7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400" calcext:value-type="string">
            <text:p>Vit: 140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15  [6,901.0]" calcext:value-type="string">
            <text:p>Str: <text:s/>515 <text:s/>[6,901.0]</text:p>
          </table:table-cell>
        </table:table-row>
        <table:table-row table:style-name="ro1">
          <table:table-cell table:formula="of:=[$Calculations.A13]" office:value-type="string" office:string-value="Dex:  450  [2,970.0]" calcext:value-type="string">
            <text:p>Dex: <text:s/>450 <text:s/>[2,970.0]</text:p>
          </table:table-cell>
        </table:table-row>
        <table:table-row table:style-name="ro1">
          <table:table-cell table:formula="of:=[$Calculations.A14]" office:value-type="string" office:string-value="Int: 1420 [19,028.0]" calcext:value-type="string">
            <text:p>Int: 1420 [19,028.0]</text:p>
          </table:table-cell>
        </table:table-row>
        <table:table-row table:style-name="ro1">
          <table:table-cell table:formula="of:=[$Calculations.A15]" office:value-type="string" office:string-value="Wis: 1450" calcext:value-type="string">
            <text:p>Wis: 145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3,549.0%" calcext:value-type="string">
            <text:p>Resilience: 3,549.0%</text:p>
          </table:table-cell>
        </table:table-row>
        <table:table-row table:style-name="ro1">
          <table:table-cell table:formula="of:=[$Calculations.A18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9]" office:value-type="string" office:string-value="Damage+:    1,560.0%" calcext:value-type="string">
            <text:p>Damage+: <text:s text:c="3"/>1,56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25,088" calcext:value-type="string">
            <text:p>Health: <text:s/>25,088</text:p>
          </table:table-cell>
        </table:table-row>
        <table:table-row table:style-name="ro1">
          <table:table-cell table:formula="of:=[$Calculations.A22]" office:value-type="string" office:string-value="Stamina:  4,500" calcext:value-type="string">
            <text:p>Stamina: <text:s/>4,500</text:p>
          </table:table-cell>
        </table:table-row>
        <table:table-row table:style-name="ro1">
          <table:table-cell table:formula="of:=[$Calculations.A23]" office:value-type="string" office:string-value="Mana:    29,000" calcext:value-type="string">
            <text:p>Mana: <text:s text:c="3"/>29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0.27% [60.6] [376.2 seconds]" calcext:value-type="string">
            <text:p>hp/sec: <text:s/>0.27% [60.6] [376.2 seconds]</text:p>
          </table:table-cell>
        </table:table-row>
        <table:table-row table:style-name="ro1">
          <table:table-cell table:formula="of:=[$Calculations.A27]" office:value-type="string" office:string-value="mp/sec:  0.28% [79.8] [363.6 seconds]" calcext:value-type="string">
            <text:p>mp/sec: <text:s/>0.28% [79.8] [363.6 seconds]</text:p>
          </table:table-cell>
        </table:table-row>
        <table:table-row table:style-name="ro1">
          <table:table-cell table:formula="of:=[$Calculations.A28]" office:value-type="string" office:string-value="w/Med:   0.35% [101.9] [284.5 seconds]" calcext:value-type="string">
            <text:p>w/Med: <text:s text:c="2"/>0.35% [101.9] [284.5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0]" office:value-type="string" office:string-value="Mitigation:       97.736%     [hp x 44.21]" calcext:value-type="string">
            <text:p>Mitigation: <text:s text:c="6"/>97.736% <text:s text:c="4"/>[hp x 44.21]</text:p>
          </table:table-cell>
        </table:table-row>
        <table:table-row table:style-name="ro1">
          <table:table-cell table:formula="of:=[$Calculations.A31]" office:value-type="string" office:string-value="Effective Health: 1,096,997.9 [hp x 79.23]" calcext:value-type="string">
            <text:p>Effective Health: 1,096,997.9 [hp x 79.23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3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34]" office:value-type="string" office:string-value="3-30 Absolute Destruction     x3 " calcext:value-type="string">
            <text:p>3-30 Absolute Destruction <text:s text:c="4"/>x3 </text:p>
          </table:table-cell>
        </table:table-row>
        <table:table-row table:style-name="ro1">
          <table:table-cell table:formula="of:=[$Calculations.A35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36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37]" office:value-type="string" office:string-value="3-30 Blink                    x1 " calcext:value-type="string">
            <text:p>3-30 Blink <text:s text:c="19"/>x1 </text:p>
          </table:table-cell>
        </table:table-row>
        <table:table-row table:style-name="ro1">
          <table:table-cell table:formula="of:=[$Calculations.A38]" office:value-type="string" office:string-value="3-30 Sentinel Sphere          x1 " calcext:value-type="string">
            <text:p>3-30 Sentinel Sphere <text:s text:c="9"/>x1 </text:p>
          </table:table-cell>
        </table:table-row>
        <table:table-row table:style-name="ro1">
          <table:table-cell table:formula="of:=[$Calculations.A39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40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41]" office:value-type="string" office:string-value="3-30 Sentinel Huntress        x8 " calcext:value-type="string">
            <text:p>3-30 Sentinel Huntress <text:s text:c="7"/>x8 </text:p>
          </table:table-cell>
        </table:table-row>
        <table:table-row table:style-name="ro1">
          <table:table-cell table:formula="of:=[$Calculations.A42]" office:value-type="string" office:string-value="3-30 Azarinth Perception      x8 " calcext:value-type="string">
            <text:p>3-30 Azarinth Perception <text:s text:c="5"/>x8 </text:p>
          </table:table-cell>
        </table:table-row>
        <table:table-row table:style-name="ro1">
          <table:table-cell table:formula="of:=[$Calculations.A43]" office:value-type="string" office:string-value="3-30 Azarinth Reversal        x8 [113% to Deconstruction/Reconstruction]" calcext:value-type="string">
            <text:p>3-30 Azarinth Reversal <text:s text:c="7"/>x8 [113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5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46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47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48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49]" office:value-type="string" office:string-value="3-30 Heart of Cinder          x9 " calcext:value-type="string">
            <text:p>3-30 Heart of Cinder <text:s text:c="9"/>x9 </text:p>
          </table:table-cell>
        </table:table-row>
        <table:table-row table:style-name="ro1">
          <table:table-cell table:formula="of:=[$Calculations.A50]" office:value-type="string" office:string-value="3-30 Storm of Cinders         x2 " calcext:value-type="string">
            <text:p>3-30 Storm of Cinders <text:s text:c="8"/>x2 </text:p>
          </table:table-cell>
        </table:table-row>
        <table:table-row table:style-name="ro1">
          <table:table-cell table:formula="of:=[$Calculations.A51]" office:value-type="string" office:string-value="3-30 Ash and Ember Unity      x2 " calcext:value-type="string">
            <text:p>3-30 Ash and Ember Unity <text:s text:c="5"/>x2 </text:p>
          </table:table-cell>
        </table:table-row>
        <table:table-row table:style-name="ro1">
          <table:table-cell table:formula="of:=[$Calculations.A52]" office:value-type="string" office:string-value="3-30 Ashen Wings              x9 " calcext:value-type="string">
            <text:p>3-30 Ashen Wings <text:s text:c="13"/>x9 </text:p>
          </table:table-cell>
        </table:table-row>
        <table:table-row table:style-name="ro1">
          <table:table-cell table:formula="of:=[$Calculations.A53]" office:value-type="string" office:string-value="3-30 Eyes of Ash              x9 [65.0% =&gt; 585.0% Perception]" calcext:value-type="string">
            <text:p>3-30 Eyes of Ash <text:s text:c="13"/>x9 [65.0% =&gt; 585.0% Perception]</text:p>
          </table:table-cell>
        </table:table-row>
        <table:table-row table:style-name="ro1">
          <table:table-cell table:formula="of:=[$Calculations.A54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55]" office:value-type="string" office:string-value="3-30 Keeper of Ash            x8 [85.0% =&gt; 680.0% Damage]" calcext:value-type="string">
            <text:p>3-30 Keeper of Ash <text:s text:c="11"/>x8 [85.0% =&gt; 68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7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58]" office:value-type="string" office:string-value="3-17 Phaseshift               x2 " calcext:value-type="string">
            <text:p>3-17 Phaseshift <text:s text:c="14"/>x2 </text:p>
          </table:table-cell>
        </table:table-row>
        <table:table-row table:style-name="ro1">
          <table:table-cell table:formula="of:=[$Calculations.A59]" office:value-type="string" office:string-value="3-22 Flare of Creation        x8 [56.0% =&gt; 448.0% Resilience]" calcext:value-type="string">
            <text:p>3-22 Flare of Creation <text:s text:c="7"/>x8 [56.0% =&gt; 448.0% Resilience]</text:p>
          </table:table-cell>
        </table:table-row>
        <table:table-row table:style-name="ro1">
          <table:table-cell table:formula="of:=[$Calculations.A60]" office:value-type="string" office:string-value="3-19 Displacement             x2 " calcext:value-type="string">
            <text:p>3-19 Displacement <text:s text:c="12"/>x2 </text:p>
          </table:table-cell>
        </table:table-row>
        <table:table-row table:style-name="ro1">
          <table:table-cell table:formula="of:=[$Calculations.A61]" office:value-type="string" office:string-value="3-16 Space Shift              x2 " calcext:value-type="string">
            <text:p>3-16 Space Shift <text:s text:c="13"/>x2 </text:p>
          </table:table-cell>
        </table:table-row>
        <table:table-row table:style-name="ro1">
          <table:table-cell table:formula="of:=[$Calculations.A62]" office:value-type="string" office:string-value="3-18 Body of the Valkyrie     x9 [44.0% =&gt; 396.0% Resilience, 10.8% =&gt; 97.2% Physical Resistance, 5.0% =&gt; 97.2% Magic Resistance, 8.8% =&gt; 79.2% Health]" calcext:value-type="string">
            <text:p>3-18 Body of the Valkyrie <text:s text:c="4"/>x9 [44.0% =&gt; 396.0% Resilience, 10.8% =&gt; 97.2% Physical Resistance, 5.0% =&gt; 97.2% Magic Resistance, 8.8% =&gt; 79.2% Health]</text:p>
          </table:table-cell>
        </table:table-row>
        <table:table-row table:style-name="ro1">
          <table:table-cell table:formula="of:=[$Calculations.A63]" office:value-type="string" office:string-value="3-4  Space Awareness          x8 " calcext:value-type="string">
            <text:p>3-4 <text:s/>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5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6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67]" office:value-type="string" office:string-value="2-20 Deviant of Humanity" calcext:value-type="string">
            <text:p>2-20 Deviant of Humanity</text:p>
          </table:table-cell>
        </table:table-row>
        <table:table-row table:style-name="ro1">
          <table:table-cell table:formula="of:=[$Calculations.A68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69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0]" office:value-type="string" office:string-value="1-5  Gourmet" calcext:value-type="string">
            <text:p>1-5 <text:s/>Gourmet</text:p>
          </table:table-cell>
        </table:table-row>
        <table:table-row table:style-name="ro1">
          <table:table-cell table:formula="of:=[$Calculations.A71]" office:value-type="string" office:string-value="1-9  Harmony of the Drowned" calcext:value-type="string">
            <text:p>1-9 <text:s/>Harmony of the Drowned</text:p>
          </table:table-cell>
        </table:table-row>
        <table:table-row table:style-name="ro1">
          <table:table-cell table:formula="of:=[$Calculations.A72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3]" office:value-type="string" office:string-value="1-19 Identify" calcext:value-type="string">
            <text:p>1-19 Identify</text:p>
          </table:table-cell>
        </table:table-row>
        <table:table-row table:style-name="ro1">
          <table:table-cell table:formula="of:=[$Calculations.A75]" office:value-type="string" office:string-value="3-13 Meditation" calcext:value-type="string">
            <text:p>3-13 Meditation</text:p>
          </table:table-cell>
        </table:table-row>
        <table:table-row table:style-name="ro1">
          <table:table-cell table:formula="of:=[$Calculations.A76]" office:value-type="string" office:string-value="3-12 Monster Hunter" calcext:value-type="string">
            <text:p>3-12 Monster Hunter</text:p>
          </table:table-cell>
        </table:table-row>
        <table:table-row table:style-name="ro1">
          <table:table-cell table:formula="of:=[$Calculations.A77]" office:value-type="string" office:string-value="2-1  Oxygen Repository" calcext:value-type="string">
            <text:p>2-1 <text:s/>Oxygen Repository</text:p>
          </table:table-cell>
        </table:table-row>
        <table:table-row table:style-name="ro1">
          <table:table-cell table:formula="of:=[$Calculations.A78]" office:value-type="string" office:string-value="2-7  Sage of Torment" calcext:value-type="string">
            <text:p>2-7 <text:s/>Sage of Torment</text:p>
          </table:table-cell>
        </table:table-row>
        <table:table-row table:style-name="ro1">
          <table:table-cell table:formula="of:=[$Calculations.A79]" office:value-type="string" office:string-value="1-8  Soul Perception" calcext:value-type="string">
            <text:p>1-8 <text:s/>Soul Perception</text:p>
          </table:table-cell>
        </table:table-row>
        <table:table-row table:style-name="ro1">
          <table:table-cell table:formula="of:=[$Calculations.A80]" office:value-type="string" office:string-value="1-6  Teaching" calcext:value-type="string">
            <text:p>1-6 <text:s/>Teaching</text:p>
          </table:table-cell>
        </table:table-row>
        <table:table-row table:style-name="ro1">
          <table:table-cell table:formula="of:=[$Calculations.A81]" office:value-type="string" office:string-value="3-17 Veteran" calcext:value-type="string">
            <text:p>3-17 Veteran</text:p>
          </table:table-cell>
        </table:table-row>
        <table:table-row table:style-name="ro1">
          <table:table-cell table:formula="of:=[$Calculations.A82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84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85]" office:value-type="string" office:string-value="3-19  [69% - 95%] Arcane Magic Resistance" calcext:value-type="string">
            <text:p>3-19 <text:s/>[69% - 95%] Arcane Magic Resistance</text:p>
          </table:table-cell>
        </table:table-row>
        <table:table-row table:style-name="ro1">
          <table:table-cell table:formula="of:=[$Calculations.A86]" office:value-type="string" office:string-value="2-2   [27% - 44%] Ash Magic Resistance" calcext:value-type="string">
            <text:p>2-2 <text:s text:c="2"/>[27% - 44%] Ash Magic Resistance</text:p>
          </table:table-cell>
        </table:table-row>
        <table:table-row table:style-name="ro1">
          <table:table-cell table:formula="of:=[$Calculations.A87]" office:value-type="string" office:string-value="2-20  [45% - 80%] Astral Magic Resistance" calcext:value-type="string">
            <text:p>2-20 <text:s/>[45% - 80%] Astral Magic Resistance</text:p>
          </table:table-cell>
        </table:table-row>
        <table:table-row table:style-name="ro1">
          <table:table-cell table:formula="of:=[$Calculations.A88]" office:value-type="string" office:string-value="3-2   [52% - 84%] Blast Resistance" calcext:value-type="string">
            <text:p>3-2 <text:s text:c="2"/>[52% - 84%] Blast Resistance</text:p>
          </table:table-cell>
        </table:table-row>
        <table:table-row table:style-name="ro1">
          <table:table-cell table:formula="of:=[$Calculations.A89]" office:value-type="string" office:string-value="2-1   [26% - 42%] Blight Resistance" calcext:value-type="string">
            <text:p>2-1 <text:s text:c="2"/>[26% - 42%] Blight Resistance</text:p>
          </table:table-cell>
        </table:table-row>
        <table:table-row table:style-name="ro1">
          <table:table-cell table:formula="of:=[$Calculations.A90]" office:value-type="string" office:string-value="3-18  [68% - 95%] Blood Magic Resistance" calcext:value-type="string">
            <text:p>3-18 <text:s/>[68% - 95%] Blood Magic Resistance</text:p>
          </table:table-cell>
        </table:table-row>
        <table:table-row table:style-name="ro1">
          <table:table-cell table:formula="of:=[$Calculations.A91]" office:value-type="string" office:string-value="2-20  [45% - 80%] Blood Manipulation Resistance" calcext:value-type="string">
            <text:p>2-20 <text:s/>[45% - 80%] Blood Manipulation Resistance</text:p>
          </table:table-cell>
        </table:table-row>
        <table:table-row table:style-name="ro1">
          <table:table-cell table:formula="of:=[$Calculations.A92]" office:value-type="string" office:string-value="2-16  [41% - 72%] Bone Magic Resistance" calcext:value-type="string">
            <text:p>2-16 <text:s/>[41% - 72%] Bone Magic Resistance</text:p>
          </table:table-cell>
        </table:table-row>
        <table:table-row table:style-name="ro1">
          <table:table-cell table:formula="of:=[$Calculations.A93]" office:value-type="string" office:string-value="2-20  [45% - 80%] Corrosion Resistance" calcext:value-type="string">
            <text:p>2-20 <text:s/>[45% - 80%] Corrosion Resistance</text:p>
          </table:table-cell>
        </table:table-row>
        <table:table-row table:style-name="ro1">
          <table:table-cell table:formula="of:=[$Calculations.A94]" office:value-type="string" office:string-value="2-14  [39% - 68%] Crystal Resistance" calcext:value-type="string">
            <text:p>2-14 <text:s/>[39% - 68%] Crystal Resistance</text:p>
          </table:table-cell>
        </table:table-row>
        <table:table-row table:style-name="ro1">
          <table:table-cell table:formula="of:=[$Calculations.A95]" office:value-type="string" office:string-value="2-20  [45% - 80%] Curse Resistance" calcext:value-type="string">
            <text:p>2-20 <text:s/>[45% - 80%] Curse Resistance</text:p>
          </table:table-cell>
        </table:table-row>
        <table:table-row table:style-name="ro1">
          <table:table-cell table:formula="of:=[$Calculations.A97]" office:value-type="string" office:string-value="2-6   [31% - 52%] Dark Magic Resistance" calcext:value-type="string">
            <text:p>2-6 <text:s text:c="2"/>[31% - 52%] Dark Magic Resistance</text:p>
          </table:table-cell>
        </table:table-row>
        <table:table-row table:style-name="ro1">
          <table:table-cell table:formula="of:=[$Calculations.A98]" office:value-type="string" office:string-value="2-20  [45% - 80%] Death Magic Resistance" calcext:value-type="string">
            <text:p>2-20 <text:s/>[45% - 80%] Death Magic Resistance</text:p>
          </table:table-cell>
        </table:table-row>
        <table:table-row table:style-name="ro1">
          <table:table-cell table:formula="of:=[$Calculations.A100]" office:value-type="string" office:string-value="2-3   [28% - 46%] Diamond Magic Resistance" calcext:value-type="string">
            <text:p>2-3 <text:s text:c="2"/>[28% - 46%] Diamond Magic Resistance</text:p>
          </table:table-cell>
        </table:table-row>
        <table:table-row table:style-name="ro1">
          <table:table-cell table:formula="of:=[$Calculations.A101]" office:value-type="string" office:string-value="1-9   [09% - 18%] Divination Magic Resistance" calcext:value-type="string">
            <text:p>1-9 <text:s text:c="2"/>[09% - 18%] Divination Magic Resistance</text:p>
          </table:table-cell>
        </table:table-row>
        <table:table-row table:style-name="ro1">
          <table:table-cell table:formula="of:=[$Calculations.A102]" office:value-type="string" office:string-value="1-6   [07% - 12%] Dust Magic Resistance" calcext:value-type="string">
            <text:p>1-6 <text:s text:c="2"/>[07% - 12%] Dust Magic Resistance</text:p>
          </table:table-cell>
        </table:table-row>
        <table:table-row table:style-name="ro1">
          <table:table-cell table:formula="of:=[$Calculations.A103]" office:value-type="string" office:string-value="2-20  [45% - 80%] Earth Resistance" calcext:value-type="string">
            <text:p>2-20 <text:s/>[45% - 80%] Earth Resistance</text:p>
          </table:table-cell>
        </table:table-row>
        <table:table-row table:style-name="ro1">
          <table:table-cell table:formula="of:=[$Calculations.A104]" office:value-type="string" office:string-value="2-1   [26% - 42%] Emerald Magic Resistance" calcext:value-type="string">
            <text:p>2-1 <text:s text:c="2"/>[26% - 42%] Emerald Magic Resistance</text:p>
          </table:table-cell>
        </table:table-row>
        <table:table-row table:style-name="ro1">
          <table:table-cell table:formula="of:=[$Calculations.A105]" office:value-type="string" office:string-value="1-13  [13% - 26%] Fear Resistance" calcext:value-type="string">
            <text:p>1-13 <text:s/>[13% - 26%] Fear Resistance</text:p>
          </table:table-cell>
        </table:table-row>
        <table:table-row table:style-name="ro1">
          <table:table-cell table:formula="of:=[$Calculations.A106]" office:value-type="string" office:string-value="1-9   [09% - 18%] Flesh Magic Resistance" calcext:value-type="string">
            <text:p>1-9 <text:s text:c="2"/>[09% - 18%] Flesh Magic Resistance</text:p>
          </table:table-cell>
        </table:table-row>
        <table:table-row table:style-name="ro1">
          <table:table-cell table:formula="of:=[$Calculations.A108]" office:value-type="string" office:string-value="2-20  [45% - 80%] Gravity Magic Resistance" calcext:value-type="string">
            <text:p>2-20 <text:s/>[45% - 80%] Gravity Magic Resistance</text:p>
          </table:table-cell>
        </table:table-row>
        <table:table-row table:style-name="ro1">
          <table:table-cell table:formula="of:=[$Calculations.A109]" office:value-type="string" office:string-value="2-20  [45% - 80%] Health Drain Resistance" calcext:value-type="string">
            <text:p>2-20 <text:s/>[45% - 80%] Health Drain Resistance</text:p>
          </table:table-cell>
        </table:table-row>
        <table:table-row table:style-name="ro1">
          <table:table-cell table:formula="of:=[$Calculations.A110]" office:value-type="string" office:string-value="3-12  [62% - 95%] Heat Resistance" calcext:value-type="string">
            <text:p>3-12 <text:s/>[62% - 95%] Heat Resistance</text:p>
          </table:table-cell>
        </table:table-row>
        <table:table-row table:style-name="ro1">
          <table:table-cell table:formula="of:=[$Calculations.A111]" office:value-type="string" office:string-value="2-20  [45% - 80%] Ice Resistance" calcext:value-type="string">
            <text:p>2-20 <text:s/>[45% - 80%] Ice Resistance</text:p>
          </table:table-cell>
        </table:table-row>
        <table:table-row table:style-name="ro1">
          <table:table-cell table:formula="of:=[$Calculations.A112]" office:value-type="string" office:string-value="3-1   [51% - 82%] Lava Magic Resistance" calcext:value-type="string">
            <text:p>3-1 <text:s text:c="2"/>[51% - 82%] Lava Magic Resistance</text:p>
          </table:table-cell>
        </table:table-row>
        <table:table-row table:style-name="ro1">
          <table:table-cell table:formula="of:=[$Calculations.A113]" office:value-type="string" office:string-value="3-1   [51% - 82%] Light Magic Resistance" calcext:value-type="string">
            <text:p>3-1 <text:s text:c="2"/>[51% - 82%] Light Magic Resistance</text:p>
          </table:table-cell>
        </table:table-row>
        <table:table-row table:style-name="ro1">
          <table:table-cell table:formula="of:=[$Calculations.A114]" office:value-type="string" office:string-value="3-9   [59% - 95%] Lightning Resistance" calcext:value-type="string">
            <text:p>3-9 <text:s text:c="2"/>[59% - 95%] Lightning Resistance</text:p>
          </table:table-cell>
        </table:table-row>
        <table:table-row table:style-name="ro1">
          <table:table-cell table:formula="of:=[$Calculations.A116]" office:value-type="string" office:string-value="3-7   [57% - 94%] Mana Drain Resistance" calcext:value-type="string">
            <text:p>3-7 <text:s text:c="2"/>[57% - 94%] Mana Drain Resistance</text:p>
          </table:table-cell>
        </table:table-row>
        <table:table-row table:style-name="ro1">
          <table:table-cell table:formula="of:=[$Calculations.A117]" office:value-type="string" office:string-value="3-16  [66% - 95%] Mental Resistance" calcext:value-type="string">
            <text:p>3-16 <text:s/>[66% - 95%] Mental Resistance</text:p>
          </table:table-cell>
        </table:table-row>
        <table:table-row table:style-name="ro1">
          <table:table-cell table:formula="of:=[$Calculations.A118]" office:value-type="string" office:string-value="2-20  [45% - 80%] Mist Magic Resistance" calcext:value-type="string">
            <text:p>2-20 <text:s/>[45% - 80%] Mist Magic Resistance</text:p>
          </table:table-cell>
        </table:table-row>
        <table:table-row table:style-name="ro1">
          <table:table-cell table:formula="of:=[$Calculations.A119]" office:value-type="string" office:string-value="1-3   [06% - 07%] Obsidian Magic Resistance" calcext:value-type="string">
            <text:p>1-3 <text:s text:c="2"/>[06% - 07%] Obsidian Magic Resistance</text:p>
          </table:table-cell>
        </table:table-row>
        <table:table-row table:style-name="ro1">
          <table:table-cell table:formula="of:=[$Calculations.A120]" office:value-type="string" office:string-value="3-3   [53% - 86%] Pain Tolerance" calcext:value-type="string">
            <text:p>3-3 <text:s text:c="2"/>[53% - 86%] Pain Tolerance</text:p>
          </table:table-cell>
        </table:table-row>
        <table:table-row table:style-name="ro1">
          <table:table-cell table:formula="of:=[$Calculations.A121]" office:value-type="string" office:string-value="3-2   [52% - 84%] Poison Resistance" calcext:value-type="string">
            <text:p>3-2 <text:s text:c="2"/>[52% - 84%] Poison Resistance</text:p>
          </table:table-cell>
        </table:table-row>
        <table:table-row table:style-name="ro1">
          <table:table-cell table:formula="of:=[$Calculations.A122]" office:value-type="string" office:string-value="3-4   [54% - 88%] Rot Resistance" calcext:value-type="string">
            <text:p>3-4 <text:s text:c="2"/>[54% - 88%] Rot Resistance</text:p>
          </table:table-cell>
        </table:table-row>
        <table:table-row table:style-name="ro1">
          <table:table-cell table:formula="of:=[$Calculations.A123]" office:value-type="string" office:string-value="1-14  [14% - 28%] Ruby Magic Resistance" calcext:value-type="string">
            <text:p>1-14 <text:s/>[14% - 28%] Ruby Magic Resistance</text:p>
          </table:table-cell>
        </table:table-row>
        <table:table-row table:style-name="ro1">
          <table:table-cell table:formula="of:=[$Calculations.A124]" office:value-type="string" office:string-value="2-20  [45% - 80%] Sand Magic Resistance" calcext:value-type="string">
            <text:p>2-20 <text:s/>[45% - 80%] Sand Magic Resistance</text:p>
          </table:table-cell>
        </table:table-row>
        <table:table-row table:style-name="ro1">
          <table:table-cell table:formula="of:=[$Calculations.A125]" office:value-type="string" office:string-value="1-13  [13% - 26%] Sapphire Magic Resistance" calcext:value-type="string">
            <text:p>1-13 <text:s/>[13% - 26%] Sapphire Magic Resistance</text:p>
          </table:table-cell>
        </table:table-row>
        <table:table-row table:style-name="ro1">
          <table:table-cell table:formula="of:=[$Calculations.A126]" office:value-type="string" office:string-value="1-1   [05% - 05%] Silver Magic Resistance" calcext:value-type="string">
            <text:p>1-1 <text:s text:c="2"/>[05% - 05%] Silver Magic Resistance</text:p>
          </table:table-cell>
        </table:table-row>
        <table:table-row table:style-name="ro1">
          <table:table-cell table:formula="of:=[$Calculations.A127]" office:value-type="string" office:string-value="2-3   [28% - 46%] Smoke Magic Resistance" calcext:value-type="string">
            <text:p>2-3 <text:s text:c="2"/>[28% - 46%] Smoke Magic Resistance</text:p>
          </table:table-cell>
        </table:table-row>
        <table:table-row table:style-name="ro1">
          <table:table-cell table:formula="of:=[$Calculations.A128]" office:value-type="string" office:string-value="2-13  [38% - 66%] Soul Magic Resistance" calcext:value-type="string">
            <text:p>2-13 <text:s/>[38% - 66%] Soul Magic Resistance</text:p>
          </table:table-cell>
        </table:table-row>
        <table:table-row table:style-name="ro1">
          <table:table-cell table:formula="of:=[$Calculations.A129]" office:value-type="string" office:string-value="1-18  [18% - 36%] Sound Magic Resistance" calcext:value-type="string">
            <text:p>1-18 <text:s/>[18% - 36%] Sound Magic Resistance</text:p>
          </table:table-cell>
        </table:table-row>
        <table:table-row table:style-name="ro1">
          <table:table-cell table:formula="of:=[$Calculations.A130]" office:value-type="string" office:string-value="3-5   [55% - 90%] Space Magic Resistance" calcext:value-type="string">
            <text:p>3-5 <text:s text:c="2"/>[55% - 90%] Space Magic Resistance</text:p>
          </table:table-cell>
        </table:table-row>
        <table:table-row table:style-name="ro1">
          <table:table-cell table:formula="of:=[$Calculations.A131]" office:value-type="string" office:string-value="2-20  [45% - 80%] Stamina Drain Resistance" calcext:value-type="string">
            <text:p>2-20 <text:s/>[45% - 80%] Stamina Drain Resistance</text:p>
          </table:table-cell>
        </table:table-row>
        <table:table-row table:style-name="ro1">
          <table:table-cell table:formula="of:=[$Calculations.A133]" office:value-type="string" office:string-value="2-20  [45% - 80%] Time Magic Resistance" calcext:value-type="string">
            <text:p>2-20 <text:s/>[45% - 80%] Time Magic Resistance</text:p>
          </table:table-cell>
        </table:table-row>
        <table:table-row table:style-name="ro1">
          <table:table-cell table:formula="of:=[$Calculations.A134]" office:value-type="string" office:string-value="1-18  [18% - 36%] Topaz Magic Resistance" calcext:value-type="string">
            <text:p>1-18 <text:s/>[18% - 36%] Topaz Magic Resistance</text:p>
          </table:table-cell>
        </table:table-row>
        <table:table-row table:style-name="ro1">
          <table:table-cell table:formula="of:=[$Calculations.A135]" office:value-type="string" office:string-value="1-14  [14% - 28%] Vine Magic Resistance" calcext:value-type="string">
            <text:p>1-14 <text:s/>[14% - 28%] Vine Magic Resistance</text:p>
          </table:table-cell>
        </table:table-row>
        <table:table-row table:style-name="ro1">
          <table:table-cell table:formula="of:=[$Calculations.A136]" office:value-type="string" office:string-value="3-6   [56% - 92%] Void Magic Resistance" calcext:value-type="string">
            <text:p>3-6 <text:s text:c="2"/>[56% - 92%] Void Magic Resistance</text:p>
          </table:table-cell>
        </table:table-row>
        <table:table-row table:style-name="ro1">
          <table:table-cell table:formula="of:=[$Calculations.A137]" office:value-type="string" office:string-value="3-1   [51% - 82%] Water Resistance" calcext:value-type="string">
            <text:p>3-1 <text:s text:c="2"/>[51% - 82%] Water Resistance</text:p>
          </table:table-cell>
        </table:table-row>
        <table:table-row table:style-name="ro1">
          <table:table-cell table:formula="of:=[$Calculations.A138]" office:value-type="string" office:string-value="3-2   [52% - 84%] Wind Resistance" calcext:value-type="string">
            <text:p>3-2 <text:s text:c="2"/>[52% - 84%] Wind Resistance</text:p>
          </table:table-cell>
        </table:table-row>
        <table:table-row table:style-name="ro1">
          <table:table-cell table:formula="of:=[$Calculations.A139]" office:value-type="string" office:string-value="2-20  [45% - 80%] Wood Magic Resistance" calcext:value-type="string">
            <text:p>2-20 <text:s/>[45% - 80%]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1]" office:value-type="string" office:string-value="12 1st tier" calcext:value-type="string">
            <text:p>12 1st tier</text:p>
          </table:table-cell>
        </table:table-row>
        <table:table-row table:style-name="ro1">
          <table:table-cell table:formula="of:=[$Calculations.A142]" office:value-type="string" office:string-value="24 2nd tier" calcext:value-type="string">
            <text:p>24 2nd tier</text:p>
          </table:table-cell>
        </table:table-row>
        <table:table-row table:style-name="ro1">
          <table:table-cell table:formula="of:=[$Calculations.A143]" office:value-type="string" office:string-value="16 3rd tier" calcext:value-type="string">
            <text:p>16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5]" office:value-type="string" office:string-value="Ash Density: 40 x 5% = 200%" calcext:value-type="string">
            <text:p>Ash Density: 40 x 5% = 20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7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48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49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50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151]" office:value-type="string" office:string-value="        Muscles are (240% + 240% + 60% = 540%) more dense - Avatar of Ash 2nd" calcext:value-type="string">
            <text:p><text:s text:c="8"/>Muscles are (240% + 240% + 60% = 540%) more dense - Avatar of Ash 2nd</text:p>
          </table:table-cell>
        </table:table-row>
        <table:table-row table:style-name="ro1">
          <table:table-cell table:formula="of:=[$Calculations.A152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153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54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55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56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57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58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59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60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2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63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64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6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66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6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68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69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70]" office:value-type="string" office:string-value="                [540%] more dense. (Avatar of Ash 2nd)" calcext:value-type="string">
            <text:p><text:s text:c="16"/>[540%] more dense. (Avatar of Ash 2nd)</text:p>
          </table:table-cell>
        </table:table-row>
        <table:table-row table:style-name="ro1">
          <table:table-cell table:formula="of:=[$Calculations.A171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2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3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4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7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6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8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79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180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81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12:42:58.2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9T13:06:31.624000000</dc:date>
    <meta:generator>LibreOffice/7.0.5.2$Windows_X86_64 LibreOffice_project/64390860c6cd0aca4beafafcfd84613dd9dfb63a</meta:generator>
    <meta:editing-duration>PT17H49M34S</meta:editing-duration>
    <meta:editing-cycles>115</meta:editing-cycles>
    <meta:document-statistic meta:table-count="2" meta:cell-count="2071" meta:object-count="0"/>
    <meta:user-defined meta:name="AppVersion">16.0300</meta:user-defined>
  </office:meta>
</office:document-meta>
</file>